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5.69cm"/>
    </style:style>
    <style:style style:name="co3" style:family="table-column">
      <style:table-column-properties fo:break-before="auto" style:column-width="5.038cm"/>
    </style:style>
    <style:style style:name="co4" style:family="table-column">
      <style:table-column-properties fo:break-before="auto" style:column-width="5.554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2"/>
    <style:style style:name="ce3" style:family="table-cell" style:parent-style-name="Default" style:data-style-name="N112">
      <style:table-cell-properties fo:background-color="#ffcc00"/>
    </style:style>
    <style:style style:name="ce4" style:family="table-cell" style:parent-style-name="Default" style:data-style-name="N112">
      <style:table-cell-properties fo:background-color="#fff200"/>
    </style:style>
    <style:style style:name="ce5" style:family="table-cell" style:parent-style-name="Default" style:data-style-name="N112">
      <style:table-cell-properties fo:background-color="#ffff99"/>
      <style:text-properties fo:font-weight="bold" style:font-weight-asian="bold" style:font-weight-complex="bold"/>
    </style:style>
    <style:style style:name="ce6" style:family="table-cell" style:parent-style-name="Default" style:data-style-name="N112">
      <style:table-cell-properties fo:background-color="#ffff99"/>
    </style:style>
    <style:style style:name="ce7" style:family="table-cell" style:parent-style-name="Default" style:data-style-name="N112">
      <style:table-cell-properties fo:background-color="#ff99cc"/>
    </style:style>
    <style:style style:name="ce8" style:family="table-cell" style:parent-style-name="Default" style:data-style-name="N112">
      <style:table-cell-properties fo:background-color="#ffff00"/>
    </style:style>
    <style:style style:name="ce9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yparse" table:style-name="ta1">
        <table:shapes>
          <draw:frame draw:z-index="0" draw:style-name="gr1" draw:text-style-name="P1" svg:width="15.999cm" svg:height="8.999cm" svg:x="4.46cm" svg:y="5.519cm">
            <draw:object draw:notify-on-update-of-ranges="myparse.F1:myparse.F15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07cm" svg:height="9.005cm" svg:x="18.916cm" svg:y="5.949cm">
            <draw:object draw:notify-on-update-of-ranges="myparse.G27:myparse.G15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row table:style-name="ro1">
          <table:table-cell table:style-name="ce1" office:value-type="string" calcext:value-type="string">
            <text:p>22:51:37.439195</text:p>
          </table:table-cell>
          <table:table-cell table:style-name="ce1" office:value-type="string" calcext:value-type="string">
            <text:p>22:51:39.419369</text:p>
          </table:table-cell>
          <table:table-cell table:formula="of:=IF([.B1]-[.A1]&gt;0;[.B1]-[.A1];&quot;&quot;)" office:value-type="time" office:time-value="PT00H00M01.980174S" calcext:value-type="time">
            <text:p>00:01.980174</text:p>
          </table:table-cell>
          <table:table-cell table:formula="of:=IF([.B1]-[.A1]&lt;0;[.A1]-[.B1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]=&quot;&quot;;&quot;&quot;;[.E1]-[.C1])" office:value-type="time" office:time-value="PT00H00M00.003916S" calcext:value-type="time">
            <text:p>00:00.003916</text:p>
          </table:table-cell>
          <table:table-cell table:formula="of:=IF([.D1]=&quot;&quot;;&quot;&quot;;[.D1]-[.E1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7.564264</text:p>
          </table:table-cell>
          <table:table-cell table:style-name="ce1" office:value-type="string" calcext:value-type="string">
            <text:p>22:51:39.519529</text:p>
          </table:table-cell>
          <table:table-cell table:formula="of:=IF([.B2]-[.A2]&gt;0;[.B2]-[.A2];&quot;&quot;)" office:value-type="time" office:time-value="PT00H00M01.955265S" calcext:value-type="time">
            <text:p>00:01.955265</text:p>
          </table:table-cell>
          <table:table-cell table:formula="of:=IF([.B2]-[.A2]&lt;0;[.A2]-[.B2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2]=&quot;&quot;;&quot;&quot;;[.E2]-[.C2])" office:value-type="time" office:time-value="PT00H00M00.028825S" calcext:value-type="time">
            <text:p>00:00.028825</text:p>
          </table:table-cell>
          <table:table-cell table:formula="of:=IF([.D2]=&quot;&quot;;&quot;&quot;;[.D2]-[.E2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7.643419</text:p>
          </table:table-cell>
          <table:table-cell table:style-name="ce1" office:value-type="string" calcext:value-type="string">
            <text:p>22:51:39.619552</text:p>
          </table:table-cell>
          <table:table-cell table:formula="of:=IF([.B3]-[.A3]&gt;0;[.B3]-[.A3];&quot;&quot;)" office:value-type="time" office:time-value="PT00H00M01.976133S" calcext:value-type="time">
            <text:p>00:01.976133</text:p>
          </table:table-cell>
          <table:table-cell table:formula="of:=IF([.B3]-[.A3]&lt;0;[.A3]-[.B3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3]=&quot;&quot;;&quot;&quot;;[.E3]-[.C3])" office:value-type="time" office:time-value="PT00H00M00.007957S" calcext:value-type="time">
            <text:p>00:00.007957</text:p>
          </table:table-cell>
          <table:table-cell table:formula="of:=IF([.D3]=&quot;&quot;;&quot;&quot;;[.D3]-[.E3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7.739337</text:p>
          </table:table-cell>
          <table:table-cell table:style-name="ce1" office:value-type="string" calcext:value-type="string">
            <text:p>22:51:39.719548</text:p>
          </table:table-cell>
          <table:table-cell table:formula="of:=IF([.B4]-[.A4]&gt;0;[.B4]-[.A4];&quot;&quot;)" office:value-type="time" office:time-value="PT00H00M01.980211S" calcext:value-type="time">
            <text:p>00:01.980211</text:p>
          </table:table-cell>
          <table:table-cell table:formula="of:=IF([.B4]-[.A4]&lt;0;[.A4]-[.B4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4]=&quot;&quot;;&quot;&quot;;[.E4]-[.C4])" office:value-type="time" office:time-value="PT00H00M00.003879S" calcext:value-type="time">
            <text:p>00:00.003879</text:p>
          </table:table-cell>
          <table:table-cell table:formula="of:=IF([.D4]=&quot;&quot;;&quot;&quot;;[.D4]-[.E4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7.840454</text:p>
          </table:table-cell>
          <table:table-cell table:style-name="ce1" office:value-type="string" calcext:value-type="string">
            <text:p>22:51:39.819542</text:p>
          </table:table-cell>
          <table:table-cell table:formula="of:=IF([.B5]-[.A5]&gt;0;[.B5]-[.A5];&quot;&quot;)" office:value-type="time" office:time-value="PT00H00M01.979088S" calcext:value-type="time">
            <text:p>00:01.979088</text:p>
          </table:table-cell>
          <table:table-cell table:formula="of:=IF([.B5]-[.A5]&lt;0;[.A5]-[.B5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5]=&quot;&quot;;&quot;&quot;;[.E5]-[.C5])" office:value-type="time" office:time-value="PT00H00M00.005002S" calcext:value-type="time">
            <text:p>00:00.005002</text:p>
          </table:table-cell>
          <table:table-cell table:formula="of:=IF([.D5]=&quot;&quot;;&quot;&quot;;[.D5]-[.E5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7.940842</text:p>
          </table:table-cell>
          <table:table-cell table:style-name="ce1" office:value-type="string" calcext:value-type="string">
            <text:p>22:51:39.919547</text:p>
          </table:table-cell>
          <table:table-cell table:formula="of:=IF([.B6]-[.A6]&gt;0;[.B6]-[.A6];&quot;&quot;)" office:value-type="time" office:time-value="PT00H00M01.978705S" calcext:value-type="time">
            <text:p>00:01.978705</text:p>
          </table:table-cell>
          <table:table-cell table:formula="of:=IF([.B6]-[.A6]&lt;0;[.A6]-[.B6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6]=&quot;&quot;;&quot;&quot;;[.E6]-[.C6])" office:value-type="time" office:time-value="PT00H00M00.005385S" calcext:value-type="time">
            <text:p>00:00.005385</text:p>
          </table:table-cell>
          <table:table-cell table:formula="of:=IF([.D6]=&quot;&quot;;&quot;&quot;;[.D6]-[.E6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8.047867</text:p>
          </table:table-cell>
          <table:table-cell table:style-name="ce1" office:value-type="string" calcext:value-type="string">
            <text:p>22:51:40.019553</text:p>
          </table:table-cell>
          <table:table-cell table:formula="of:=IF([.B7]-[.A7]&gt;0;[.B7]-[.A7];&quot;&quot;)" office:value-type="time" office:time-value="PT00H00M01.971686S" calcext:value-type="time">
            <text:p>00:01.971686</text:p>
          </table:table-cell>
          <table:table-cell table:formula="of:=IF([.B7]-[.A7]&lt;0;[.A7]-[.B7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7]=&quot;&quot;;&quot;&quot;;[.E7]-[.C7])" office:value-type="time" office:time-value="PT00H00M00.012404S" calcext:value-type="time">
            <text:p>00:00.012404</text:p>
          </table:table-cell>
          <table:table-cell table:formula="of:=IF([.D7]=&quot;&quot;;&quot;&quot;;[.D7]-[.E7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8.156846</text:p>
          </table:table-cell>
          <table:table-cell table:style-name="ce1" office:value-type="string" calcext:value-type="string">
            <text:p>22:51:40.119527</text:p>
          </table:table-cell>
          <table:table-cell table:formula="of:=IF([.B8]-[.A8]&gt;0;[.B8]-[.A8];&quot;&quot;)" office:value-type="time" office:time-value="PT00H00M01.962681S" calcext:value-type="time">
            <text:p>00:01.962681</text:p>
          </table:table-cell>
          <table:table-cell table:formula="of:=IF([.B8]-[.A8]&lt;0;[.A8]-[.B8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8]=&quot;&quot;;&quot;&quot;;[.E8]-[.C8])" office:value-type="time" office:time-value="PT00H00M00.021409S" calcext:value-type="time">
            <text:p>00:00.021409</text:p>
          </table:table-cell>
          <table:table-cell table:formula="of:=IF([.D8]=&quot;&quot;;&quot;&quot;;[.D8]-[.E8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8.241897</text:p>
          </table:table-cell>
          <table:table-cell table:style-name="ce1" office:value-type="string" calcext:value-type="string">
            <text:p>22:51:40.219555</text:p>
          </table:table-cell>
          <table:table-cell table:formula="of:=IF([.B9]-[.A9]&gt;0;[.B9]-[.A9];&quot;&quot;)" office:value-type="time" office:time-value="PT00H00M01.977658S" calcext:value-type="time">
            <text:p>00:01.977658</text:p>
          </table:table-cell>
          <table:table-cell table:formula="of:=IF([.B9]-[.A9]&lt;0;[.A9]-[.B9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9]=&quot;&quot;;&quot;&quot;;[.E9]-[.C9])" office:value-type="time" office:time-value="PT00H00M00.006432S" calcext:value-type="time">
            <text:p>00:00.006432</text:p>
          </table:table-cell>
          <table:table-cell table:formula="of:=IF([.D9]=&quot;&quot;;&quot;&quot;;[.D9]-[.E9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8.343461</text:p>
          </table:table-cell>
          <table:table-cell table:style-name="ce1" office:value-type="string" calcext:value-type="string">
            <text:p>22:51:40.319543</text:p>
          </table:table-cell>
          <table:table-cell table:formula="of:=IF([.B10]-[.A10]&gt;0;[.B10]-[.A10];&quot;&quot;)" office:value-type="time" office:time-value="PT00H00M01.976082S" calcext:value-type="time">
            <text:p>00:01.976082</text:p>
          </table:table-cell>
          <table:table-cell table:formula="of:=IF([.B10]-[.A10]&lt;0;[.A10]-[.B10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0]=&quot;&quot;;&quot;&quot;;[.E10]-[.C10])" office:value-type="time" office:time-value="PT00H00M00.008008S" calcext:value-type="time">
            <text:p>00:00.008008</text:p>
          </table:table-cell>
          <table:table-cell table:formula="of:=IF([.D10]=&quot;&quot;;&quot;&quot;;[.D10]-[.E10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8.443327</text:p>
          </table:table-cell>
          <table:table-cell table:style-name="ce1" office:value-type="string" calcext:value-type="string">
            <text:p>22:51:40.419537</text:p>
          </table:table-cell>
          <table:table-cell table:formula="of:=IF([.B11]-[.A11]&gt;0;[.B11]-[.A11];&quot;&quot;)" office:value-type="time" office:time-value="PT00H00M01.97621S" calcext:value-type="time">
            <text:p>00:01.976210</text:p>
          </table:table-cell>
          <table:table-cell table:formula="of:=IF([.B11]-[.A11]&lt;0;[.A11]-[.B11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1]=&quot;&quot;;&quot;&quot;;[.E11]-[.C11])" office:value-type="time" office:time-value="PT00H00M00.00788S" calcext:value-type="time">
            <text:p>00:00.007880</text:p>
          </table:table-cell>
          <table:table-cell table:formula="of:=IF([.D11]=&quot;&quot;;&quot;&quot;;[.D11]-[.E11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8.546843</text:p>
          </table:table-cell>
          <table:table-cell table:style-name="ce1" office:value-type="string" calcext:value-type="string">
            <text:p>22:51:40.519520</text:p>
          </table:table-cell>
          <table:table-cell table:formula="of:=IF([.B12]-[.A12]&gt;0;[.B12]-[.A12];&quot;&quot;)" office:value-type="time" office:time-value="PT00H00M01.972677S" calcext:value-type="time">
            <text:p>00:01.972677</text:p>
          </table:table-cell>
          <table:table-cell table:formula="of:=IF([.B12]-[.A12]&lt;0;[.A12]-[.B12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2]=&quot;&quot;;&quot;&quot;;[.E12]-[.C12])" office:value-type="time" office:time-value="PT00H00M00.011413S" calcext:value-type="time">
            <text:p>00:00.011413</text:p>
          </table:table-cell>
          <table:table-cell table:formula="of:=IF([.D12]=&quot;&quot;;&quot;&quot;;[.D12]-[.E12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8.642845</text:p>
          </table:table-cell>
          <table:table-cell table:style-name="ce1" office:value-type="string" calcext:value-type="string">
            <text:p>22:51:40.619534</text:p>
          </table:table-cell>
          <table:table-cell table:formula="of:=IF([.B13]-[.A13]&gt;0;[.B13]-[.A13];&quot;&quot;)" office:value-type="time" office:time-value="PT00H00M01.976689S" calcext:value-type="time">
            <text:p>00:01.976689</text:p>
          </table:table-cell>
          <table:table-cell table:formula="of:=IF([.B13]-[.A13]&lt;0;[.A13]-[.B13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3]=&quot;&quot;;&quot;&quot;;[.E13]-[.C13])" office:value-type="time" office:time-value="PT00H00M00.007401S" calcext:value-type="time">
            <text:p>00:00.007401</text:p>
          </table:table-cell>
          <table:table-cell table:formula="of:=IF([.D13]=&quot;&quot;;&quot;&quot;;[.D13]-[.E13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8.737441</text:p>
          </table:table-cell>
          <table:table-cell table:style-name="ce1" office:value-type="string" calcext:value-type="string">
            <text:p>22:51:40.719565</text:p>
          </table:table-cell>
          <table:table-cell table:formula="of:=IF([.B14]-[.A14]&gt;0;[.B14]-[.A14];&quot;&quot;)" office:value-type="time" office:time-value="PT00H00M01.982124S" calcext:value-type="time">
            <text:p>00:01.982124</text:p>
          </table:table-cell>
          <table:table-cell table:formula="of:=IF([.B14]-[.A14]&lt;0;[.A14]-[.B14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4]=&quot;&quot;;&quot;&quot;;[.E14]-[.C14])" office:value-type="time" office:time-value="PT00H00M00.001966S" calcext:value-type="time">
            <text:p>00:00.001966</text:p>
          </table:table-cell>
          <table:table-cell table:formula="of:=IF([.D14]=&quot;&quot;;&quot;&quot;;[.D14]-[.E14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8.847578</text:p>
          </table:table-cell>
          <table:table-cell table:style-name="ce1" office:value-type="string" calcext:value-type="string">
            <text:p>22:51:40.822713</text:p>
          </table:table-cell>
          <table:table-cell table:formula="of:=IF([.B15]-[.A15]&gt;0;[.B15]-[.A15];&quot;&quot;)" office:value-type="time" office:time-value="PT00H00M01.975135S" calcext:value-type="time">
            <text:p>00:01.975135</text:p>
          </table:table-cell>
          <table:table-cell table:formula="of:=IF([.B15]-[.A15]&lt;0;[.A15]-[.B15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5]=&quot;&quot;;&quot;&quot;;[.E15]-[.C15])" office:value-type="time" office:time-value="PT00H00M00.008955S" calcext:value-type="time">
            <text:p>00:00.008955</text:p>
          </table:table-cell>
          <table:table-cell table:formula="of:=IF([.D15]=&quot;&quot;;&quot;&quot;;[.D15]-[.E15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8.940698</text:p>
          </table:table-cell>
          <table:table-cell table:style-name="ce1" office:value-type="string" calcext:value-type="string">
            <text:p>22:51:40.919526</text:p>
          </table:table-cell>
          <table:table-cell table:formula="of:=IF([.B16]-[.A16]&gt;0;[.B16]-[.A16];&quot;&quot;)" office:value-type="time" office:time-value="PT00H00M01.978828S" calcext:value-type="time">
            <text:p>00:01.978828</text:p>
          </table:table-cell>
          <table:table-cell table:formula="of:=IF([.B16]-[.A16]&lt;0;[.A16]-[.B16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6]=&quot;&quot;;&quot;&quot;;[.E16]-[.C16])" office:value-type="time" office:time-value="PT00H00M00.005262S" calcext:value-type="time">
            <text:p>00:00.005262</text:p>
          </table:table-cell>
          <table:table-cell table:formula="of:=IF([.D16]=&quot;&quot;;&quot;&quot;;[.D16]-[.E16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9.046787</text:p>
          </table:table-cell>
          <table:table-cell table:style-name="ce1" office:value-type="string" calcext:value-type="string">
            <text:p>22:51:41.019522</text:p>
          </table:table-cell>
          <table:table-cell table:formula="of:=IF([.B17]-[.A17]&gt;0;[.B17]-[.A17];&quot;&quot;)" office:value-type="time" office:time-value="PT00H00M01.972735S" calcext:value-type="time">
            <text:p>00:01.972735</text:p>
          </table:table-cell>
          <table:table-cell table:formula="of:=IF([.B17]-[.A17]&lt;0;[.A17]-[.B17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7]=&quot;&quot;;&quot;&quot;;[.E17]-[.C17])" office:value-type="time" office:time-value="PT00H00M00.011355S" calcext:value-type="time">
            <text:p>00:00.011355</text:p>
          </table:table-cell>
          <table:table-cell table:formula="of:=IF([.D17]=&quot;&quot;;&quot;&quot;;[.D17]-[.E17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9.153486</text:p>
          </table:table-cell>
          <table:table-cell table:style-name="ce1" office:value-type="string" calcext:value-type="string">
            <text:p>22:51:41.119555</text:p>
          </table:table-cell>
          <table:table-cell table:formula="of:=IF([.B18]-[.A18]&gt;0;[.B18]-[.A18];&quot;&quot;)" office:value-type="time" office:time-value="PT00H00M01.966069S" calcext:value-type="time">
            <text:p>00:01.966069</text:p>
          </table:table-cell>
          <table:table-cell table:formula="of:=IF([.B18]-[.A18]&lt;0;[.A18]-[.B18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8]=&quot;&quot;;&quot;&quot;;[.E18]-[.C18])" office:value-type="time" office:time-value="PT00H00M00.018021S" calcext:value-type="time">
            <text:p>00:00.018021</text:p>
          </table:table-cell>
          <table:table-cell table:formula="of:=IF([.D18]=&quot;&quot;;&quot;&quot;;[.D18]-[.E18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9.246883</text:p>
          </table:table-cell>
          <table:table-cell table:style-name="ce1" office:value-type="string" calcext:value-type="string">
            <text:p>22:51:41.219543</text:p>
          </table:table-cell>
          <table:table-cell table:formula="of:=IF([.B19]-[.A19]&gt;0;[.B19]-[.A19];&quot;&quot;)" office:value-type="time" office:time-value="PT00H00M01.97266S" calcext:value-type="time">
            <text:p>00:01.972660</text:p>
          </table:table-cell>
          <table:table-cell table:formula="of:=IF([.B19]-[.A19]&lt;0;[.A19]-[.B19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9]=&quot;&quot;;&quot;&quot;;[.E19]-[.C19])" office:value-type="time" office:time-value="PT00H00M00.01143S" calcext:value-type="time">
            <text:p>00:00.011430</text:p>
          </table:table-cell>
          <table:table-cell table:formula="of:=IF([.D19]=&quot;&quot;;&quot;&quot;;[.D19]-[.E19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9.346705</text:p>
          </table:table-cell>
          <table:table-cell table:style-name="ce1" office:value-type="string" calcext:value-type="string">
            <text:p>22:51:41.319528</text:p>
          </table:table-cell>
          <table:table-cell table:formula="of:=IF([.B20]-[.A20]&gt;0;[.B20]-[.A20];&quot;&quot;)" office:value-type="time" office:time-value="PT00H00M01.972823S" calcext:value-type="time">
            <text:p>00:01.972823</text:p>
          </table:table-cell>
          <table:table-cell table:formula="of:=IF([.B20]-[.A20]&lt;0;[.A20]-[.B20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20]=&quot;&quot;;&quot;&quot;;[.E20]-[.C20])" office:value-type="time" office:time-value="PT00H00M00.011267S" calcext:value-type="time">
            <text:p>00:00.011267</text:p>
          </table:table-cell>
          <table:table-cell table:formula="of:=IF([.D20]=&quot;&quot;;&quot;&quot;;[.D20]-[.E20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9.451952</text:p>
          </table:table-cell>
          <table:table-cell table:style-name="ce1" office:value-type="string" calcext:value-type="string">
            <text:p>22:51:41.419543</text:p>
          </table:table-cell>
          <table:table-cell table:formula="of:=IF([.B21]-[.A21]&gt;0;[.B21]-[.A21];&quot;&quot;)" office:value-type="time" office:time-value="PT00H00M01.967591S" calcext:value-type="time">
            <text:p>00:01.967591</text:p>
          </table:table-cell>
          <table:table-cell table:formula="of:=IF([.B21]-[.A21]&lt;0;[.A21]-[.B21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21]=&quot;&quot;;&quot;&quot;;[.E21]-[.C21])" office:value-type="time" office:time-value="PT00H00M00.016499S" calcext:value-type="time">
            <text:p>00:00.016499</text:p>
          </table:table-cell>
          <table:table-cell table:formula="of:=IF([.D21]=&quot;&quot;;&quot;&quot;;[.D21]-[.E21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9.542201</text:p>
          </table:table-cell>
          <table:table-cell table:style-name="ce1" office:value-type="string" calcext:value-type="string">
            <text:p>22:51:41.519559</text:p>
          </table:table-cell>
          <table:table-cell table:formula="of:=IF([.B22]-[.A22]&gt;0;[.B22]-[.A22];&quot;&quot;)" office:value-type="time" office:time-value="PT00H00M01.977358S" calcext:value-type="time">
            <text:p>00:01.977358</text:p>
          </table:table-cell>
          <table:table-cell table:formula="of:=IF([.B22]-[.A22]&lt;0;[.A22]-[.B22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22]=&quot;&quot;;&quot;&quot;;[.E22]-[.C22])" office:value-type="time" office:time-value="PT00H00M00.006732S" calcext:value-type="time">
            <text:p>00:00.006732</text:p>
          </table:table-cell>
          <table:table-cell table:formula="of:=IF([.D22]=&quot;&quot;;&quot;&quot;;[.D22]-[.E22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9.641859</text:p>
          </table:table-cell>
          <table:table-cell table:style-name="ce1" office:value-type="string" calcext:value-type="string">
            <text:p>22:51:41.619553</text:p>
          </table:table-cell>
          <table:table-cell table:formula="of:=IF([.B23]-[.A23]&gt;0;[.B23]-[.A23];&quot;&quot;)" office:value-type="time" office:time-value="PT00H00M01.977694S" calcext:value-type="time">
            <text:p>00:01.977694</text:p>
          </table:table-cell>
          <table:table-cell table:formula="of:=IF([.B23]-[.A23]&lt;0;[.A23]-[.B23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23]=&quot;&quot;;&quot;&quot;;[.E23]-[.C23])" office:value-type="time" office:time-value="PT00H00M00.006396S" calcext:value-type="time">
            <text:p>00:00.006396</text:p>
          </table:table-cell>
          <table:table-cell table:formula="of:=IF([.D23]=&quot;&quot;;&quot;&quot;;[.D23]-[.E23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9.736424</text:p>
          </table:table-cell>
          <table:table-cell table:style-name="ce1" office:value-type="string" calcext:value-type="string">
            <text:p>22:51:41.719540</text:p>
          </table:table-cell>
          <table:table-cell table:formula="of:=IF([.B24]-[.A24]&gt;0;[.B24]-[.A24];&quot;&quot;)" office:value-type="time" office:time-value="PT00H00M01.983116S" calcext:value-type="time">
            <text:p>00:01.983116</text:p>
          </table:table-cell>
          <table:table-cell table:formula="of:=IF([.B24]-[.A24]&lt;0;[.A24]-[.B24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24]=&quot;&quot;;&quot;&quot;;[.E24]-[.C24])" office:value-type="time" office:time-value="PT00H00M00.000974S" calcext:value-type="time">
            <text:p>00:00.000974</text:p>
          </table:table-cell>
          <table:table-cell table:formula="of:=IF([.D24]=&quot;&quot;;&quot;&quot;;[.D24]-[.E24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9.842112</text:p>
          </table:table-cell>
          <table:table-cell table:style-name="ce1" office:value-type="string" calcext:value-type="string">
            <text:p>22:51:41.819578</text:p>
          </table:table-cell>
          <table:table-cell table:formula="of:=IF([.B25]-[.A25]&gt;0;[.B25]-[.A25];&quot;&quot;)" office:value-type="time" office:time-value="PT00H00M01.977466S" calcext:value-type="time">
            <text:p>00:01.977466</text:p>
          </table:table-cell>
          <table:table-cell table:formula="of:=IF([.B25]-[.A25]&lt;0;[.A25]-[.B25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25]=&quot;&quot;;&quot;&quot;;[.E25]-[.C25])" office:value-type="time" office:time-value="PT00H00M00.006624S" calcext:value-type="time">
            <text:p>00:00.006624</text:p>
          </table:table-cell>
          <table:table-cell table:formula="of:=IF([.D25]=&quot;&quot;;&quot;&quot;;[.D25]-[.E25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39.947145</text:p>
          </table:table-cell>
          <table:table-cell table:style-name="ce1" office:value-type="string" calcext:value-type="string">
            <text:p>22:51:41.919559</text:p>
          </table:table-cell>
          <table:table-cell table:formula="of:=IF([.B26]-[.A26]&gt;0;[.B26]-[.A26];&quot;&quot;)" office:value-type="time" office:time-value="PT00H00M01.972414S" calcext:value-type="time">
            <text:p>00:01.972414</text:p>
          </table:table-cell>
          <table:table-cell table:formula="of:=IF([.B26]-[.A26]&lt;0;[.A26]-[.B26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26]=&quot;&quot;;&quot;&quot;;[.E26]-[.C26])" office:value-type="time" office:time-value="PT00H00M00.011676S" calcext:value-type="time">
            <text:p>00:00.011676</text:p>
          </table:table-cell>
          <table:table-cell table:formula="of:=IF([.D26]=&quot;&quot;;&quot;&quot;;[.D26]-[.E26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1.484423</text:p>
          </table:table-cell>
          <table:table-cell table:style-name="ce1" office:value-type="string" calcext:value-type="string">
            <text:p>22:51:39.497568</text:p>
          </table:table-cell>
          <table:table-cell table:formula="of:=IF([.B27]-[.A27]&gt;0;[.B27]-[.A27];&quot;&quot;)">
            <text:p/>
          </table:table-cell>
          <table:table-cell table:formula="of:=IF([.B27]-[.A27]&lt;0;[.A27]-[.B27];&quot;&quot;)" office:value-type="time" office:time-value="PT00H00M01.986855S" calcext:value-type="time">
            <text:p>00:01.986855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27]=&quot;&quot;;&quot;&quot;;[.E27]-[.C27])">
            <text:p/>
          </table:table-cell>
          <table:table-cell table:formula="of:=IF([.D27]=&quot;&quot;;&quot;&quot;;[.D27]-[.E27])" office:value-type="time" office:time-value="PT00H00M00.002765S" calcext:value-type="time">
            <text:p>00:00.002765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1.614704</text:p>
          </table:table-cell>
          <table:table-cell table:style-name="ce1" office:value-type="string" calcext:value-type="string">
            <text:p>22:51:39.597728</text:p>
          </table:table-cell>
          <table:table-cell table:formula="of:=IF([.B28]-[.A28]&gt;0;[.B28]-[.A28];&quot;&quot;)">
            <text:p/>
          </table:table-cell>
          <table:table-cell table:formula="of:=IF([.B28]-[.A28]&lt;0;[.A28]-[.B28];&quot;&quot;)" office:value-type="time" office:time-value="PT00H00M02.016976S" calcext:value-type="time">
            <text:p>00:02.016976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28]=&quot;&quot;;&quot;&quot;;[.E28]-[.C28])">
            <text:p/>
          </table:table-cell>
          <table:table-cell table:formula="of:=IF([.D28]=&quot;&quot;;&quot;&quot;;[.D28]-[.E28])" office:value-type="time" office:time-value="PT00H00M00.032886S" calcext:value-type="time">
            <text:p>00:00.032886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1.703268</text:p>
          </table:table-cell>
          <table:table-cell table:style-name="ce1" office:value-type="string" calcext:value-type="string">
            <text:p>22:51:39.697732</text:p>
          </table:table-cell>
          <table:table-cell table:formula="of:=IF([.B29]-[.A29]&gt;0;[.B29]-[.A29];&quot;&quot;)">
            <text:p/>
          </table:table-cell>
          <table:table-cell table:formula="of:=IF([.B29]-[.A29]&lt;0;[.A29]-[.B29];&quot;&quot;)" office:value-type="time" office:time-value="PT00H00M02.005536S" calcext:value-type="time">
            <text:p>00:02.005536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29]=&quot;&quot;;&quot;&quot;;[.E29]-[.C29])">
            <text:p/>
          </table:table-cell>
          <table:table-cell table:formula="of:=IF([.D29]=&quot;&quot;;&quot;&quot;;[.D29]-[.E29])" office:value-type="time" office:time-value="PT00H00M00.021446S" calcext:value-type="time">
            <text:p>00:00.021446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1.810994</text:p>
          </table:table-cell>
          <table:table-cell table:style-name="ce1" office:value-type="string" calcext:value-type="string">
            <text:p>22:51:39.797725</text:p>
          </table:table-cell>
          <table:table-cell table:formula="of:=IF([.B30]-[.A30]&gt;0;[.B30]-[.A30];&quot;&quot;)">
            <text:p/>
          </table:table-cell>
          <table:table-cell table:formula="of:=IF([.B30]-[.A30]&lt;0;[.A30]-[.B30];&quot;&quot;)" office:value-type="time" office:time-value="PT00H00M02.013269S" calcext:value-type="time">
            <text:p>00:02.013269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30]=&quot;&quot;;&quot;&quot;;[.E30]-[.C30])">
            <text:p/>
          </table:table-cell>
          <table:table-cell table:formula="of:=IF([.D30]=&quot;&quot;;&quot;&quot;;[.D30]-[.E30])" office:value-type="time" office:time-value="PT00H00M00.029179S" calcext:value-type="time">
            <text:p>00:00.029179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1.893176</text:p>
          </table:table-cell>
          <table:table-cell table:style-name="ce1" office:value-type="string" calcext:value-type="string">
            <text:p>22:51:39.897725</text:p>
          </table:table-cell>
          <table:table-cell table:formula="of:=IF([.B31]-[.A31]&gt;0;[.B31]-[.A31];&quot;&quot;)">
            <text:p/>
          </table:table-cell>
          <table:table-cell table:formula="of:=IF([.B31]-[.A31]&lt;0;[.A31]-[.B31];&quot;&quot;)" office:value-type="time" office:time-value="PT00H00M01.995451S" calcext:value-type="time">
            <text:p>00:01.995451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31]=&quot;&quot;;&quot;&quot;;[.E31]-[.C31])">
            <text:p/>
          </table:table-cell>
          <table:table-cell table:formula="of:=IF([.D31]=&quot;&quot;;&quot;&quot;;[.D31]-[.E31])" office:value-type="time" office:time-value="PT00H00M00.011361S" calcext:value-type="time">
            <text:p>00:00.011361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2.009431</text:p>
          </table:table-cell>
          <table:table-cell table:style-name="ce1" office:value-type="string" calcext:value-type="string">
            <text:p>22:51:39.997721</text:p>
          </table:table-cell>
          <table:table-cell table:formula="of:=IF([.B32]-[.A32]&gt;0;[.B32]-[.A32];&quot;&quot;)">
            <text:p/>
          </table:table-cell>
          <table:table-cell table:formula="of:=IF([.B32]-[.A32]&lt;0;[.A32]-[.B32];&quot;&quot;)" office:value-type="time" office:time-value="PT00H00M02.01171S" calcext:value-type="time">
            <text:p>00:02.011710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32]=&quot;&quot;;&quot;&quot;;[.E32]-[.C32])">
            <text:p/>
          </table:table-cell>
          <table:table-cell table:formula="of:=IF([.D32]=&quot;&quot;;&quot;&quot;;[.D32]-[.E32])" office:value-type="time" office:time-value="PT00H00M00.02762S" calcext:value-type="time">
            <text:p>00:00.027620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2.093850</text:p>
          </table:table-cell>
          <table:table-cell table:style-name="ce1" office:value-type="string" calcext:value-type="string">
            <text:p>22:51:40.097719</text:p>
          </table:table-cell>
          <table:table-cell table:formula="of:=IF([.B33]-[.A33]&gt;0;[.B33]-[.A33];&quot;&quot;)">
            <text:p/>
          </table:table-cell>
          <table:table-cell table:formula="of:=IF([.B33]-[.A33]&lt;0;[.A33]-[.B33];&quot;&quot;)" office:value-type="time" office:time-value="PT00H00M01.996131S" calcext:value-type="time">
            <text:p>00:01.996131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33]=&quot;&quot;;&quot;&quot;;[.E33]-[.C33])">
            <text:p/>
          </table:table-cell>
          <table:table-cell table:formula="of:=IF([.D33]=&quot;&quot;;&quot;&quot;;[.D33]-[.E33])" office:value-type="time" office:time-value="PT00H00M00.012041S" calcext:value-type="time">
            <text:p>00:00.012041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2.192372</text:p>
          </table:table-cell>
          <table:table-cell table:style-name="ce1" office:value-type="string" calcext:value-type="string">
            <text:p>22:51:40.197726</text:p>
          </table:table-cell>
          <table:table-cell table:formula="of:=IF([.B34]-[.A34]&gt;0;[.B34]-[.A34];&quot;&quot;)">
            <text:p/>
          </table:table-cell>
          <table:table-cell table:formula="of:=IF([.B34]-[.A34]&lt;0;[.A34]-[.B34];&quot;&quot;)" office:value-type="time" office:time-value="PT00H00M01.994646S" calcext:value-type="time">
            <text:p>00:01.994646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34]=&quot;&quot;;&quot;&quot;;[.E34]-[.C34])">
            <text:p/>
          </table:table-cell>
          <table:table-cell table:formula="of:=IF([.D34]=&quot;&quot;;&quot;&quot;;[.D34]-[.E34])" office:value-type="time" office:time-value="PT00H00M00.010556S" calcext:value-type="time">
            <text:p>00:00.010556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2.291224</text:p>
          </table:table-cell>
          <table:table-cell table:style-name="ce1" office:value-type="string" calcext:value-type="string">
            <text:p>22:51:40.297726</text:p>
          </table:table-cell>
          <table:table-cell table:formula="of:=IF([.B35]-[.A35]&gt;0;[.B35]-[.A35];&quot;&quot;)">
            <text:p/>
          </table:table-cell>
          <table:table-cell table:formula="of:=IF([.B35]-[.A35]&lt;0;[.A35]-[.B35];&quot;&quot;)" office:value-type="time" office:time-value="PT00H00M01.993498S" calcext:value-type="time">
            <text:p>00:01.993498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35]=&quot;&quot;;&quot;&quot;;[.E35]-[.C35])">
            <text:p/>
          </table:table-cell>
          <table:table-cell table:formula="of:=IF([.D35]=&quot;&quot;;&quot;&quot;;[.D35]-[.E35])" office:value-type="time" office:time-value="PT00H00M00.009408S" calcext:value-type="time">
            <text:p>00:00.009408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2.387386</text:p>
          </table:table-cell>
          <table:table-cell table:style-name="ce1" office:value-type="string" calcext:value-type="string">
            <text:p>22:51:40.397737</text:p>
          </table:table-cell>
          <table:table-cell table:formula="of:=IF([.B36]-[.A36]&gt;0;[.B36]-[.A36];&quot;&quot;)">
            <text:p/>
          </table:table-cell>
          <table:table-cell table:formula="of:=IF([.B36]-[.A36]&lt;0;[.A36]-[.B36];&quot;&quot;)" office:value-type="time" office:time-value="PT00H00M01.989649S" calcext:value-type="time">
            <text:p>00:01.989649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36]=&quot;&quot;;&quot;&quot;;[.E36]-[.C36])">
            <text:p/>
          </table:table-cell>
          <table:table-cell table:formula="of:=IF([.D36]=&quot;&quot;;&quot;&quot;;[.D36]-[.E36])" office:value-type="time" office:time-value="PT00H00M00.005559S" calcext:value-type="time">
            <text:p>00:00.005559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2.513588</text:p>
          </table:table-cell>
          <table:table-cell table:style-name="ce1" office:value-type="string" calcext:value-type="string">
            <text:p>22:51:40.497741</text:p>
          </table:table-cell>
          <table:table-cell table:formula="of:=IF([.B37]-[.A37]&gt;0;[.B37]-[.A37];&quot;&quot;)">
            <text:p/>
          </table:table-cell>
          <table:table-cell table:formula="of:=IF([.B37]-[.A37]&lt;0;[.A37]-[.B37];&quot;&quot;)" office:value-type="time" office:time-value="PT00H00M02.015847S" calcext:value-type="time">
            <text:p>00:02.015847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37]=&quot;&quot;;&quot;&quot;;[.E37]-[.C37])">
            <text:p/>
          </table:table-cell>
          <table:table-cell table:formula="of:=IF([.D37]=&quot;&quot;;&quot;&quot;;[.D37]-[.E37])" office:value-type="time" office:time-value="PT00H00M00.031757S" calcext:value-type="time">
            <text:p>00:00.031757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2.590712</text:p>
          </table:table-cell>
          <table:table-cell table:style-name="ce1" office:value-type="string" calcext:value-type="string">
            <text:p>22:51:40.597747</text:p>
          </table:table-cell>
          <table:table-cell table:formula="of:=IF([.B38]-[.A38]&gt;0;[.B38]-[.A38];&quot;&quot;)">
            <text:p/>
          </table:table-cell>
          <table:table-cell table:formula="of:=IF([.B38]-[.A38]&lt;0;[.A38]-[.B38];&quot;&quot;)" office:value-type="time" office:time-value="PT00H00M01.992965S" calcext:value-type="time">
            <text:p>00:01.992965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38]=&quot;&quot;;&quot;&quot;;[.E38]-[.C38])">
            <text:p/>
          </table:table-cell>
          <table:table-cell table:formula="of:=IF([.D38]=&quot;&quot;;&quot;&quot;;[.D38]-[.E38])" office:value-type="time" office:time-value="PT00H00M00.008875S" calcext:value-type="time">
            <text:p>00:00.008875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2.699671</text:p>
          </table:table-cell>
          <table:table-cell table:style-name="ce1" office:value-type="string" calcext:value-type="string">
            <text:p>22:51:40.697732</text:p>
          </table:table-cell>
          <table:table-cell table:formula="of:=IF([.B39]-[.A39]&gt;0;[.B39]-[.A39];&quot;&quot;)">
            <text:p/>
          </table:table-cell>
          <table:table-cell table:formula="of:=IF([.B39]-[.A39]&lt;0;[.A39]-[.B39];&quot;&quot;)" office:value-type="time" office:time-value="PT00H00M02.001939S" calcext:value-type="time">
            <text:p>00:02.001939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39]=&quot;&quot;;&quot;&quot;;[.E39]-[.C39])">
            <text:p/>
          </table:table-cell>
          <table:table-cell table:formula="of:=IF([.D39]=&quot;&quot;;&quot;&quot;;[.D39]-[.E39])" office:value-type="time" office:time-value="PT00H00M00.017849S" calcext:value-type="time">
            <text:p>00:00.017849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2.810227</text:p>
          </table:table-cell>
          <table:table-cell table:style-name="ce1" office:value-type="string" calcext:value-type="string">
            <text:p>22:51:40.797721</text:p>
          </table:table-cell>
          <table:table-cell table:formula="of:=IF([.B40]-[.A40]&gt;0;[.B40]-[.A40];&quot;&quot;)">
            <text:p/>
          </table:table-cell>
          <table:table-cell table:formula="of:=IF([.B40]-[.A40]&lt;0;[.A40]-[.B40];&quot;&quot;)" office:value-type="time" office:time-value="PT00H00M02.012506S" calcext:value-type="time">
            <text:p>00:02.012506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40]=&quot;&quot;;&quot;&quot;;[.E40]-[.C40])">
            <text:p/>
          </table:table-cell>
          <table:table-cell table:formula="of:=IF([.D40]=&quot;&quot;;&quot;&quot;;[.D40]-[.E40])" office:value-type="time" office:time-value="PT00H00M00.028416S" calcext:value-type="time">
            <text:p>00:00.028416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2.887293</text:p>
          </table:table-cell>
          <table:table-cell table:style-name="ce1" office:value-type="string" calcext:value-type="string">
            <text:p>22:51:40.897740</text:p>
          </table:table-cell>
          <table:table-cell table:formula="of:=IF([.B41]-[.A41]&gt;0;[.B41]-[.A41];&quot;&quot;)">
            <text:p/>
          </table:table-cell>
          <table:table-cell table:formula="of:=IF([.B41]-[.A41]&lt;0;[.A41]-[.B41];&quot;&quot;)" office:value-type="time" office:time-value="PT00H00M01.989553S" calcext:value-type="time">
            <text:p>00:01.989553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41]=&quot;&quot;;&quot;&quot;;[.E41]-[.C41])">
            <text:p/>
          </table:table-cell>
          <table:table-cell table:formula="of:=IF([.D41]=&quot;&quot;;&quot;&quot;;[.D41]-[.E41])" office:value-type="time" office:time-value="PT00H00M00.005463S" calcext:value-type="time">
            <text:p>00:00.005463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2.996403</text:p>
          </table:table-cell>
          <table:table-cell table:style-name="ce1" office:value-type="string" calcext:value-type="string">
            <text:p>22:51:41.000516</text:p>
          </table:table-cell>
          <table:table-cell table:formula="of:=IF([.B42]-[.A42]&gt;0;[.B42]-[.A42];&quot;&quot;)">
            <text:p/>
          </table:table-cell>
          <table:table-cell table:formula="of:=IF([.B42]-[.A42]&lt;0;[.A42]-[.B42];&quot;&quot;)" office:value-type="time" office:time-value="PT00H00M01.995887S" calcext:value-type="time">
            <text:p>00:01.995887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42]=&quot;&quot;;&quot;&quot;;[.E42]-[.C42])">
            <text:p/>
          </table:table-cell>
          <table:table-cell table:formula="of:=IF([.D42]=&quot;&quot;;&quot;&quot;;[.D42]-[.E42])" office:value-type="time" office:time-value="PT00H00M00.011797S" calcext:value-type="time">
            <text:p>00:00.011797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3.087860</text:p>
          </table:table-cell>
          <table:table-cell table:style-name="ce1" office:value-type="string" calcext:value-type="string">
            <text:p>22:51:41.097725</text:p>
          </table:table-cell>
          <table:table-cell table:formula="of:=IF([.B43]-[.A43]&gt;0;[.B43]-[.A43];&quot;&quot;)">
            <text:p/>
          </table:table-cell>
          <table:table-cell table:formula="of:=IF([.B43]-[.A43]&lt;0;[.A43]-[.B43];&quot;&quot;)" office:value-type="time" office:time-value="PT00H00M01.990135S" calcext:value-type="time">
            <text:p>00:01.990135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43]=&quot;&quot;;&quot;&quot;;[.E43]-[.C43])">
            <text:p/>
          </table:table-cell>
          <table:table-cell table:formula="of:=IF([.D43]=&quot;&quot;;&quot;&quot;;[.D43]-[.E43])" office:value-type="time" office:time-value="PT00H00M00.006045S" calcext:value-type="time">
            <text:p>00:00.006045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3.228556</text:p>
          </table:table-cell>
          <table:table-cell table:style-name="ce1" office:value-type="string" calcext:value-type="string">
            <text:p>22:51:41.197720</text:p>
          </table:table-cell>
          <table:table-cell table:formula="of:=IF([.B44]-[.A44]&gt;0;[.B44]-[.A44];&quot;&quot;)">
            <text:p/>
          </table:table-cell>
          <table:table-cell table:formula="of:=IF([.B44]-[.A44]&lt;0;[.A44]-[.B44];&quot;&quot;)" office:value-type="time" office:time-value="PT00H00M02.030836S" calcext:value-type="time">
            <text:p>00:02.030836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44]=&quot;&quot;;&quot;&quot;;[.E44]-[.C44])">
            <text:p/>
          </table:table-cell>
          <table:table-cell table:formula="of:=IF([.D44]=&quot;&quot;;&quot;&quot;;[.D44]-[.E44])" office:value-type="time" office:time-value="PT00H00M00.046746S" calcext:value-type="time">
            <text:p>00:00.046746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3.287861</text:p>
          </table:table-cell>
          <table:table-cell table:style-name="ce1" office:value-type="string" calcext:value-type="string">
            <text:p>22:51:41.297730</text:p>
          </table:table-cell>
          <table:table-cell table:formula="of:=IF([.B45]-[.A45]&gt;0;[.B45]-[.A45];&quot;&quot;)">
            <text:p/>
          </table:table-cell>
          <table:table-cell table:formula="of:=IF([.B45]-[.A45]&lt;0;[.A45]-[.B45];&quot;&quot;)" office:value-type="time" office:time-value="PT00H00M01.990131S" calcext:value-type="time">
            <text:p>00:01.990131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45]=&quot;&quot;;&quot;&quot;;[.E45]-[.C45])">
            <text:p/>
          </table:table-cell>
          <table:table-cell table:formula="of:=IF([.D45]=&quot;&quot;;&quot;&quot;;[.D45]-[.E45])" office:value-type="time" office:time-value="PT00H00M00.006041S" calcext:value-type="time">
            <text:p>00:00.006041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3.412831</text:p>
          </table:table-cell>
          <table:table-cell table:style-name="ce1" office:value-type="string" calcext:value-type="string">
            <text:p>22:51:41.397762</text:p>
          </table:table-cell>
          <table:table-cell table:formula="of:=IF([.B46]-[.A46]&gt;0;[.B46]-[.A46];&quot;&quot;)">
            <text:p/>
          </table:table-cell>
          <table:table-cell table:formula="of:=IF([.B46]-[.A46]&lt;0;[.A46]-[.B46];&quot;&quot;)" office:value-type="time" office:time-value="PT00H00M02.015069S" calcext:value-type="time">
            <text:p>00:02.015069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46]=&quot;&quot;;&quot;&quot;;[.E46]-[.C46])">
            <text:p/>
          </table:table-cell>
          <table:table-cell table:formula="of:=IF([.D46]=&quot;&quot;;&quot;&quot;;[.D46]-[.E46])" office:value-type="time" office:time-value="PT00H00M00.030979S" calcext:value-type="time">
            <text:p>00:00.030979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3.487396</text:p>
          </table:table-cell>
          <table:table-cell table:style-name="ce1" office:value-type="string" calcext:value-type="string">
            <text:p>22:51:41.497722</text:p>
          </table:table-cell>
          <table:table-cell table:formula="of:=IF([.B47]-[.A47]&gt;0;[.B47]-[.A47];&quot;&quot;)">
            <text:p/>
          </table:table-cell>
          <table:table-cell table:formula="of:=IF([.B47]-[.A47]&lt;0;[.A47]-[.B47];&quot;&quot;)" office:value-type="time" office:time-value="PT00H00M01.989674S" calcext:value-type="time">
            <text:p>00:01.989674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47]=&quot;&quot;;&quot;&quot;;[.E47]-[.C47])">
            <text:p/>
          </table:table-cell>
          <table:table-cell table:formula="of:=IF([.D47]=&quot;&quot;;&quot;&quot;;[.D47]-[.E47])" office:value-type="time" office:time-value="PT00H00M00.005584S" calcext:value-type="time">
            <text:p>00:00.005584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3.587543</text:p>
          </table:table-cell>
          <table:table-cell table:style-name="ce1" office:value-type="string" calcext:value-type="string">
            <text:p>22:51:41.597739</text:p>
          </table:table-cell>
          <table:table-cell table:formula="of:=IF([.B48]-[.A48]&gt;0;[.B48]-[.A48];&quot;&quot;)">
            <text:p/>
          </table:table-cell>
          <table:table-cell table:formula="of:=IF([.B48]-[.A48]&lt;0;[.A48]-[.B48];&quot;&quot;)" office:value-type="time" office:time-value="PT00H00M01.989804S" calcext:value-type="time">
            <text:p>00:01.989804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48]=&quot;&quot;;&quot;&quot;;[.E48]-[.C48])">
            <text:p/>
          </table:table-cell>
          <table:table-cell table:formula="of:=IF([.D48]=&quot;&quot;;&quot;&quot;;[.D48]-[.E48])" office:value-type="time" office:time-value="PT00H00M00.005714S" calcext:value-type="time">
            <text:p>00:00.005714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3.684580</text:p>
          </table:table-cell>
          <table:table-cell table:style-name="ce1" office:value-type="string" calcext:value-type="string">
            <text:p>22:51:41.697729</text:p>
          </table:table-cell>
          <table:table-cell table:formula="of:=IF([.B49]-[.A49]&gt;0;[.B49]-[.A49];&quot;&quot;)">
            <text:p/>
          </table:table-cell>
          <table:table-cell table:formula="of:=IF([.B49]-[.A49]&lt;0;[.A49]-[.B49];&quot;&quot;)" office:value-type="time" office:time-value="PT00H00M01.986851S" calcext:value-type="time">
            <text:p>00:01.986851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49]=&quot;&quot;;&quot;&quot;;[.E49]-[.C49])">
            <text:p/>
          </table:table-cell>
          <table:table-cell table:formula="of:=IF([.D49]=&quot;&quot;;&quot;&quot;;[.D49]-[.E49])" office:value-type="time" office:time-value="PT00H00M00.002761S" calcext:value-type="time">
            <text:p>00:00.002761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3.790103</text:p>
          </table:table-cell>
          <table:table-cell table:style-name="ce1" office:value-type="string" calcext:value-type="string">
            <text:p>22:51:41.797777</text:p>
          </table:table-cell>
          <table:table-cell table:formula="of:=IF([.B50]-[.A50]&gt;0;[.B50]-[.A50];&quot;&quot;)">
            <text:p/>
          </table:table-cell>
          <table:table-cell table:formula="of:=IF([.B50]-[.A50]&lt;0;[.A50]-[.B50];&quot;&quot;)" office:value-type="time" office:time-value="PT00H00M01.992326S" calcext:value-type="time">
            <text:p>00:01.992326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50]=&quot;&quot;;&quot;&quot;;[.E50]-[.C50])">
            <text:p/>
          </table:table-cell>
          <table:table-cell table:formula="of:=IF([.D50]=&quot;&quot;;&quot;&quot;;[.D50]-[.E50])" office:value-type="time" office:time-value="PT00H00M00.008236S" calcext:value-type="time">
            <text:p>00:00.008236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3.888895</text:p>
          </table:table-cell>
          <table:table-cell table:style-name="ce1" office:value-type="string" calcext:value-type="string">
            <text:p>22:51:41.897733</text:p>
          </table:table-cell>
          <table:table-cell table:formula="of:=IF([.B51]-[.A51]&gt;0;[.B51]-[.A51];&quot;&quot;)">
            <text:p/>
          </table:table-cell>
          <table:table-cell table:formula="of:=IF([.B51]-[.A51]&lt;0;[.A51]-[.B51];&quot;&quot;)" office:value-type="time" office:time-value="PT00H00M01.991162S" calcext:value-type="time">
            <text:p>00:01.991162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51]=&quot;&quot;;&quot;&quot;;[.E51]-[.C51])">
            <text:p/>
          </table:table-cell>
          <table:table-cell table:formula="of:=IF([.D51]=&quot;&quot;;&quot;&quot;;[.D51]-[.E51])" office:value-type="time" office:time-value="PT00H00M00.007072S" calcext:value-type="time">
            <text:p>00:00.007072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3.987271</text:p>
          </table:table-cell>
          <table:table-cell table:style-name="ce1" office:value-type="string" calcext:value-type="string">
            <text:p>22:51:41.997739</text:p>
          </table:table-cell>
          <table:table-cell table:formula="of:=IF([.B52]-[.A52]&gt;0;[.B52]-[.A52];&quot;&quot;)">
            <text:p/>
          </table:table-cell>
          <table:table-cell table:formula="of:=IF([.B52]-[.A52]&lt;0;[.A52]-[.B52];&quot;&quot;)" office:value-type="time" office:time-value="PT00H00M01.989532S" calcext:value-type="time">
            <text:p>00:01.989532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52]=&quot;&quot;;&quot;&quot;;[.E52]-[.C52])">
            <text:p/>
          </table:table-cell>
          <table:table-cell table:formula="of:=IF([.D52]=&quot;&quot;;&quot;&quot;;[.D52]-[.E52])" office:value-type="time" office:time-value="PT00H00M00.005442S" calcext:value-type="time">
            <text:p>00:00.005442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0.147034</text:p>
          </table:table-cell>
          <table:table-cell table:style-name="ce1" office:value-type="string" calcext:value-type="string">
            <text:p>22:51:42.119530</text:p>
          </table:table-cell>
          <table:table-cell table:formula="of:=IF([.B53]-[.A53]&gt;0;[.B53]-[.A53];&quot;&quot;)" office:value-type="time" office:time-value="PT00H00M01.972496S" calcext:value-type="time">
            <text:p>00:01.972496</text:p>
          </table:table-cell>
          <table:table-cell table:formula="of:=IF([.B53]-[.A53]&lt;0;[.A53]-[.B53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53]=&quot;&quot;;&quot;&quot;;[.E53]-[.C53])" office:value-type="time" office:time-value="PT00H00M00.011594S" calcext:value-type="time">
            <text:p>00:00.011594</text:p>
          </table:table-cell>
          <table:table-cell table:formula="of:=IF([.D53]=&quot;&quot;;&quot;&quot;;[.D53]-[.E53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0.247262</text:p>
          </table:table-cell>
          <table:table-cell table:style-name="ce1" office:value-type="string" calcext:value-type="string">
            <text:p>22:51:42.219544</text:p>
          </table:table-cell>
          <table:table-cell table:formula="of:=IF([.B54]-[.A54]&gt;0;[.B54]-[.A54];&quot;&quot;)" office:value-type="time" office:time-value="PT00H00M01.972282S" calcext:value-type="time">
            <text:p>00:01.972282</text:p>
          </table:table-cell>
          <table:table-cell table:formula="of:=IF([.B54]-[.A54]&lt;0;[.A54]-[.B54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54]=&quot;&quot;;&quot;&quot;;[.E54]-[.C54])" office:value-type="time" office:time-value="PT00H00M00.011808S" calcext:value-type="time">
            <text:p>00:00.011808</text:p>
          </table:table-cell>
          <table:table-cell table:formula="of:=IF([.D54]=&quot;&quot;;&quot;&quot;;[.D54]-[.E54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0.344880</text:p>
          </table:table-cell>
          <table:table-cell table:style-name="ce1" office:value-type="string" calcext:value-type="string">
            <text:p>22:51:42.319556</text:p>
          </table:table-cell>
          <table:table-cell table:formula="of:=IF([.B55]-[.A55]&gt;0;[.B55]-[.A55];&quot;&quot;)" office:value-type="time" office:time-value="PT00H00M01.974676S" calcext:value-type="time">
            <text:p>00:01.974676</text:p>
          </table:table-cell>
          <table:table-cell table:formula="of:=IF([.B55]-[.A55]&lt;0;[.A55]-[.B55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55]=&quot;&quot;;&quot;&quot;;[.E55]-[.C55])" office:value-type="time" office:time-value="PT00H00M00.009414S" calcext:value-type="time">
            <text:p>00:00.009414</text:p>
          </table:table-cell>
          <table:table-cell table:formula="of:=IF([.D55]=&quot;&quot;;&quot;&quot;;[.D55]-[.E55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0.477863</text:p>
          </table:table-cell>
          <table:table-cell table:style-name="ce1" office:value-type="string" calcext:value-type="string">
            <text:p>22:51:42.419514</text:p>
          </table:table-cell>
          <table:table-cell table:formula="of:=IF([.B56]-[.A56]&gt;0;[.B56]-[.A56];&quot;&quot;)" office:value-type="time" office:time-value="PT00H00M01.941651S" calcext:value-type="time">
            <text:p>00:01.941651</text:p>
          </table:table-cell>
          <table:table-cell table:formula="of:=IF([.B56]-[.A56]&lt;0;[.A56]-[.B56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56]=&quot;&quot;;&quot;&quot;;[.E56]-[.C56])" office:value-type="time" office:time-value="PT00H00M00.042439S" calcext:value-type="time">
            <text:p>00:00.042439</text:p>
          </table:table-cell>
          <table:table-cell table:formula="of:=IF([.D56]=&quot;&quot;;&quot;&quot;;[.D56]-[.E56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0.541231</text:p>
          </table:table-cell>
          <table:table-cell table:style-name="ce1" office:value-type="string" calcext:value-type="string">
            <text:p>22:51:42.519520</text:p>
          </table:table-cell>
          <table:table-cell table:formula="of:=IF([.B57]-[.A57]&gt;0;[.B57]-[.A57];&quot;&quot;)" office:value-type="time" office:time-value="PT00H00M01.978289S" calcext:value-type="time">
            <text:p>00:01.978289</text:p>
          </table:table-cell>
          <table:table-cell table:formula="of:=IF([.B57]-[.A57]&lt;0;[.A57]-[.B57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57]=&quot;&quot;;&quot;&quot;;[.E57]-[.C57])" office:value-type="time" office:time-value="PT00H00M00.005801S" calcext:value-type="time">
            <text:p>00:00.005801</text:p>
          </table:table-cell>
          <table:table-cell table:formula="of:=IF([.D57]=&quot;&quot;;&quot;&quot;;[.D57]-[.E57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0.659874</text:p>
          </table:table-cell>
          <table:table-cell table:style-name="ce1" office:value-type="string" calcext:value-type="string">
            <text:p>22:51:42.619526</text:p>
          </table:table-cell>
          <table:table-cell table:formula="of:=IF([.B58]-[.A58]&gt;0;[.B58]-[.A58];&quot;&quot;)" office:value-type="time" office:time-value="PT00H00M01.959652S" calcext:value-type="time">
            <text:p>00:01.959652</text:p>
          </table:table-cell>
          <table:table-cell table:formula="of:=IF([.B58]-[.A58]&lt;0;[.A58]-[.B58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58]=&quot;&quot;;&quot;&quot;;[.E58]-[.C58])" office:value-type="time" office:time-value="PT00H00M00.024438S" calcext:value-type="time">
            <text:p>00:00.024438</text:p>
          </table:table-cell>
          <table:table-cell table:formula="of:=IF([.D58]=&quot;&quot;;&quot;&quot;;[.D58]-[.E58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0.747729</text:p>
          </table:table-cell>
          <table:table-cell table:style-name="ce1" office:value-type="string" calcext:value-type="string">
            <text:p>22:51:42.722736</text:p>
          </table:table-cell>
          <table:table-cell table:formula="of:=IF([.B59]-[.A59]&gt;0;[.B59]-[.A59];&quot;&quot;)" office:value-type="time" office:time-value="PT00H00M01.975007S" calcext:value-type="time">
            <text:p>00:01.975007</text:p>
          </table:table-cell>
          <table:table-cell table:formula="of:=IF([.B59]-[.A59]&lt;0;[.A59]-[.B59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59]=&quot;&quot;;&quot;&quot;;[.E59]-[.C59])" office:value-type="time" office:time-value="PT00H00M00.009083S" calcext:value-type="time">
            <text:p>00:00.009083</text:p>
          </table:table-cell>
          <table:table-cell table:formula="of:=IF([.D59]=&quot;&quot;;&quot;&quot;;[.D59]-[.E59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0.885738</text:p>
          </table:table-cell>
          <table:table-cell table:style-name="ce1" office:value-type="string" calcext:value-type="string">
            <text:p>22:51:42.824446</text:p>
          </table:table-cell>
          <table:table-cell table:formula="of:=IF([.B60]-[.A60]&gt;0;[.B60]-[.A60];&quot;&quot;)" office:value-type="time" office:time-value="PT00H00M01.938708S" calcext:value-type="time">
            <text:p>00:01.938708</text:p>
          </table:table-cell>
          <table:table-cell table:formula="of:=IF([.B60]-[.A60]&lt;0;[.A60]-[.B60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60]=&quot;&quot;;&quot;&quot;;[.E60]-[.C60])" office:value-type="time" office:time-value="PT00H00M00.045382S" calcext:value-type="time">
            <text:p>00:00.045382</text:p>
          </table:table-cell>
          <table:table-cell table:formula="of:=IF([.D60]=&quot;&quot;;&quot;&quot;;[.D60]-[.E60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0.945050</text:p>
          </table:table-cell>
          <table:table-cell table:style-name="ce1" office:value-type="string" calcext:value-type="string">
            <text:p>22:51:42.919518</text:p>
          </table:table-cell>
          <table:table-cell table:formula="of:=IF([.B61]-[.A61]&gt;0;[.B61]-[.A61];&quot;&quot;)" office:value-type="time" office:time-value="PT00H00M01.974468S" calcext:value-type="time">
            <text:p>00:01.974468</text:p>
          </table:table-cell>
          <table:table-cell table:formula="of:=IF([.B61]-[.A61]&lt;0;[.A61]-[.B61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61]=&quot;&quot;;&quot;&quot;;[.E61]-[.C61])" office:value-type="time" office:time-value="PT00H00M00.009622S" calcext:value-type="time">
            <text:p>00:00.009622</text:p>
          </table:table-cell>
          <table:table-cell table:formula="of:=IF([.D61]=&quot;&quot;;&quot;&quot;;[.D61]-[.E61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1.069966</text:p>
          </table:table-cell>
          <table:table-cell table:style-name="ce1" office:value-type="string" calcext:value-type="string">
            <text:p>22:51:43.019549</text:p>
          </table:table-cell>
          <table:table-cell table:formula="of:=IF([.B62]-[.A62]&gt;0;[.B62]-[.A62];&quot;&quot;)" office:value-type="time" office:time-value="PT00H00M01.949583S" calcext:value-type="time">
            <text:p>00:01.949583</text:p>
          </table:table-cell>
          <table:table-cell table:formula="of:=IF([.B62]-[.A62]&lt;0;[.A62]-[.B62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62]=&quot;&quot;;&quot;&quot;;[.E62]-[.C62])" office:value-type="time" office:time-value="PT00H00M00.034507S" calcext:value-type="time">
            <text:p>00:00.034507</text:p>
          </table:table-cell>
          <table:table-cell table:formula="of:=IF([.D62]=&quot;&quot;;&quot;&quot;;[.D62]-[.E62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1.154452</text:p>
          </table:table-cell>
          <table:table-cell table:style-name="ce1" office:value-type="string" calcext:value-type="string">
            <text:p>22:51:43.119649</text:p>
          </table:table-cell>
          <table:table-cell table:formula="of:=IF([.B63]-[.A63]&gt;0;[.B63]-[.A63];&quot;&quot;)" office:value-type="time" office:time-value="PT00H00M01.965197S" calcext:value-type="time">
            <text:p>00:01.965197</text:p>
          </table:table-cell>
          <table:table-cell table:formula="of:=IF([.B63]-[.A63]&lt;0;[.A63]-[.B63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63]=&quot;&quot;;&quot;&quot;;[.E63]-[.C63])" office:value-type="time" office:time-value="PT00H00M00.018893S" calcext:value-type="time">
            <text:p>00:00.018893</text:p>
          </table:table-cell>
          <table:table-cell table:formula="of:=IF([.D63]=&quot;&quot;;&quot;&quot;;[.D63]-[.E63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1.249120</text:p>
          </table:table-cell>
          <table:table-cell table:style-name="ce1" office:value-type="string" calcext:value-type="string">
            <text:p>22:51:43.219510</text:p>
          </table:table-cell>
          <table:table-cell table:formula="of:=IF([.B64]-[.A64]&gt;0;[.B64]-[.A64];&quot;&quot;)" office:value-type="time" office:time-value="PT00H00M01.97039S" calcext:value-type="time">
            <text:p>00:01.970390</text:p>
          </table:table-cell>
          <table:table-cell table:formula="of:=IF([.B64]-[.A64]&lt;0;[.A64]-[.B64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64]=&quot;&quot;;&quot;&quot;;[.E64]-[.C64])" office:value-type="time" office:time-value="PT00H00M00.0137S" calcext:value-type="time">
            <text:p>00:00.013700</text:p>
          </table:table-cell>
          <table:table-cell table:formula="of:=IF([.D64]=&quot;&quot;;&quot;&quot;;[.D64]-[.E64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1.350653</text:p>
          </table:table-cell>
          <table:table-cell table:style-name="ce1" office:value-type="string" calcext:value-type="string">
            <text:p>22:51:43.322878</text:p>
          </table:table-cell>
          <table:table-cell table:formula="of:=IF([.B65]-[.A65]&gt;0;[.B65]-[.A65];&quot;&quot;)" office:value-type="time" office:time-value="PT00H00M01.972225S" calcext:value-type="time">
            <text:p>00:01.972225</text:p>
          </table:table-cell>
          <table:table-cell table:formula="of:=IF([.B65]-[.A65]&lt;0;[.A65]-[.B65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65]=&quot;&quot;;&quot;&quot;;[.E65]-[.C65])" office:value-type="time" office:time-value="PT00H00M00.011865S" calcext:value-type="time">
            <text:p>00:00.011865</text:p>
          </table:table-cell>
          <table:table-cell table:formula="of:=IF([.D65]=&quot;&quot;;&quot;&quot;;[.D65]-[.E65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1.440378</text:p>
          </table:table-cell>
          <table:table-cell table:style-name="ce1" office:value-type="string" calcext:value-type="string">
            <text:p>22:51:43.419533</text:p>
          </table:table-cell>
          <table:table-cell table:formula="of:=IF([.B66]-[.A66]&gt;0;[.B66]-[.A66];&quot;&quot;)" office:value-type="time" office:time-value="PT00H00M01.979155S" calcext:value-type="time">
            <text:p>00:01.979155</text:p>
          </table:table-cell>
          <table:table-cell table:formula="of:=IF([.B66]-[.A66]&lt;0;[.A66]-[.B66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66]=&quot;&quot;;&quot;&quot;;[.E66]-[.C66])" office:value-type="time" office:time-value="PT00H00M00.004935S" calcext:value-type="time">
            <text:p>00:00.004935</text:p>
          </table:table-cell>
          <table:table-cell table:formula="of:=IF([.D66]=&quot;&quot;;&quot;&quot;;[.D66]-[.E66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1.541671</text:p>
          </table:table-cell>
          <table:table-cell table:style-name="ce1" office:value-type="string" calcext:value-type="string">
            <text:p>22:51:43.519522</text:p>
          </table:table-cell>
          <table:table-cell table:formula="of:=IF([.B67]-[.A67]&gt;0;[.B67]-[.A67];&quot;&quot;)" office:value-type="time" office:time-value="PT00H00M01.977851S" calcext:value-type="time">
            <text:p>00:01.977851</text:p>
          </table:table-cell>
          <table:table-cell table:formula="of:=IF([.B67]-[.A67]&lt;0;[.A67]-[.B67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67]=&quot;&quot;;&quot;&quot;;[.E67]-[.C67])" office:value-type="time" office:time-value="PT00H00M00.006239S" calcext:value-type="time">
            <text:p>00:00.006239</text:p>
          </table:table-cell>
          <table:table-cell table:formula="of:=IF([.D67]=&quot;&quot;;&quot;&quot;;[.D67]-[.E67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1.640824</text:p>
          </table:table-cell>
          <table:table-cell table:style-name="ce1" office:value-type="string" calcext:value-type="string">
            <text:p>22:51:43.619533</text:p>
          </table:table-cell>
          <table:table-cell table:formula="of:=IF([.B68]-[.A68]&gt;0;[.B68]-[.A68];&quot;&quot;)" office:value-type="time" office:time-value="PT00H00M01.978709S" calcext:value-type="time">
            <text:p>00:01.978709</text:p>
          </table:table-cell>
          <table:table-cell table:formula="of:=IF([.B68]-[.A68]&lt;0;[.A68]-[.B68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68]=&quot;&quot;;&quot;&quot;;[.E68]-[.C68])" office:value-type="time" office:time-value="PT00H00M00.005381S" calcext:value-type="time">
            <text:p>00:00.005381</text:p>
          </table:table-cell>
          <table:table-cell table:formula="of:=IF([.D68]=&quot;&quot;;&quot;&quot;;[.D68]-[.E68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1.777780</text:p>
          </table:table-cell>
          <table:table-cell table:style-name="ce1" office:value-type="string" calcext:value-type="string">
            <text:p>22:51:43.719695</text:p>
          </table:table-cell>
          <table:table-cell table:formula="of:=IF([.B69]-[.A69]&gt;0;[.B69]-[.A69];&quot;&quot;)" office:value-type="time" office:time-value="PT00H00M01.941915S" calcext:value-type="time">
            <text:p>00:01.941915</text:p>
          </table:table-cell>
          <table:table-cell table:formula="of:=IF([.B69]-[.A69]&lt;0;[.A69]-[.B69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69]=&quot;&quot;;&quot;&quot;;[.E69]-[.C69])" office:value-type="time" office:time-value="PT00H00M00.042175S" calcext:value-type="time">
            <text:p>00:00.042175</text:p>
          </table:table-cell>
          <table:table-cell table:formula="of:=IF([.D69]=&quot;&quot;;&quot;&quot;;[.D69]-[.E69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1.840269</text:p>
          </table:table-cell>
          <table:table-cell table:style-name="ce1" office:value-type="string" calcext:value-type="string">
            <text:p>22:51:43.819558</text:p>
          </table:table-cell>
          <table:table-cell table:formula="of:=IF([.B70]-[.A70]&gt;0;[.B70]-[.A70];&quot;&quot;)" office:value-type="time" office:time-value="PT00H00M01.979289S" calcext:value-type="time">
            <text:p>00:01.979289</text:p>
          </table:table-cell>
          <table:table-cell table:formula="of:=IF([.B70]-[.A70]&lt;0;[.A70]-[.B70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70]=&quot;&quot;;&quot;&quot;;[.E70]-[.C70])" office:value-type="time" office:time-value="PT00H00M00.004801S" calcext:value-type="time">
            <text:p>00:00.004801</text:p>
          </table:table-cell>
          <table:table-cell table:formula="of:=IF([.D70]=&quot;&quot;;&quot;&quot;;[.D70]-[.E70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1.960435</text:p>
          </table:table-cell>
          <table:table-cell table:style-name="ce1" office:value-type="string" calcext:value-type="string">
            <text:p>22:51:43.919561</text:p>
          </table:table-cell>
          <table:table-cell table:formula="of:=IF([.B71]-[.A71]&gt;0;[.B71]-[.A71];&quot;&quot;)" office:value-type="time" office:time-value="PT00H00M01.959126S" calcext:value-type="time">
            <text:p>00:01.959126</text:p>
          </table:table-cell>
          <table:table-cell table:formula="of:=IF([.B71]-[.A71]&lt;0;[.A71]-[.B71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71]=&quot;&quot;;&quot;&quot;;[.E71]-[.C71])" office:value-type="time" office:time-value="PT00H00M00.024964S" calcext:value-type="time">
            <text:p>00:00.024964</text:p>
          </table:table-cell>
          <table:table-cell table:formula="of:=IF([.D71]=&quot;&quot;;&quot;&quot;;[.D71]-[.E71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2.045315</text:p>
          </table:table-cell>
          <table:table-cell table:style-name="ce1" office:value-type="string" calcext:value-type="string">
            <text:p>22:51:44.019563</text:p>
          </table:table-cell>
          <table:table-cell table:formula="of:=IF([.B72]-[.A72]&gt;0;[.B72]-[.A72];&quot;&quot;)" office:value-type="time" office:time-value="PT00H00M01.974248S" calcext:value-type="time">
            <text:p>00:01.974248</text:p>
          </table:table-cell>
          <table:table-cell table:formula="of:=IF([.B72]-[.A72]&lt;0;[.A72]-[.B72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72]=&quot;&quot;;&quot;&quot;;[.E72]-[.C72])" office:value-type="time" office:time-value="PT00H00M00.009842S" calcext:value-type="time">
            <text:p>00:00.009842</text:p>
          </table:table-cell>
          <table:table-cell table:formula="of:=IF([.D72]=&quot;&quot;;&quot;&quot;;[.D72]-[.E72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2.150549</text:p>
          </table:table-cell>
          <table:table-cell table:style-name="ce1" office:value-type="string" calcext:value-type="string">
            <text:p>22:51:44.119527</text:p>
          </table:table-cell>
          <table:table-cell table:formula="of:=IF([.B73]-[.A73]&gt;0;[.B73]-[.A73];&quot;&quot;)" office:value-type="time" office:time-value="PT00H00M01.968978S" calcext:value-type="time">
            <text:p>00:01.968978</text:p>
          </table:table-cell>
          <table:table-cell table:formula="of:=IF([.B73]-[.A73]&lt;0;[.A73]-[.B73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73]=&quot;&quot;;&quot;&quot;;[.E73]-[.C73])" office:value-type="time" office:time-value="PT00H00M00.015112S" calcext:value-type="time">
            <text:p>00:00.015112</text:p>
          </table:table-cell>
          <table:table-cell table:formula="of:=IF([.D73]=&quot;&quot;;&quot;&quot;;[.D73]-[.E73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2.245007</text:p>
          </table:table-cell>
          <table:table-cell table:style-name="ce1" office:value-type="string" calcext:value-type="string">
            <text:p>22:51:44.219561</text:p>
          </table:table-cell>
          <table:table-cell table:formula="of:=IF([.B74]-[.A74]&gt;0;[.B74]-[.A74];&quot;&quot;)" office:value-type="time" office:time-value="PT00H00M01.974554S" calcext:value-type="time">
            <text:p>00:01.974554</text:p>
          </table:table-cell>
          <table:table-cell table:formula="of:=IF([.B74]-[.A74]&lt;0;[.A74]-[.B74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74]=&quot;&quot;;&quot;&quot;;[.E74]-[.C74])" office:value-type="time" office:time-value="PT00H00M00.009536S" calcext:value-type="time">
            <text:p>00:00.009536</text:p>
          </table:table-cell>
          <table:table-cell table:formula="of:=IF([.D74]=&quot;&quot;;&quot;&quot;;[.D74]-[.E74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2.341152</text:p>
          </table:table-cell>
          <table:table-cell table:style-name="ce1" office:value-type="string" calcext:value-type="string">
            <text:p>22:51:44.319524</text:p>
          </table:table-cell>
          <table:table-cell table:formula="of:=IF([.B75]-[.A75]&gt;0;[.B75]-[.A75];&quot;&quot;)" office:value-type="time" office:time-value="PT00H00M01.978372S" calcext:value-type="time">
            <text:p>00:01.978372</text:p>
          </table:table-cell>
          <table:table-cell table:formula="of:=IF([.B75]-[.A75]&lt;0;[.A75]-[.B75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75]=&quot;&quot;;&quot;&quot;;[.E75]-[.C75])" office:value-type="time" office:time-value="PT00H00M00.005718S" calcext:value-type="time">
            <text:p>00:00.005718</text:p>
          </table:table-cell>
          <table:table-cell table:formula="of:=IF([.D75]=&quot;&quot;;&quot;&quot;;[.D75]-[.E75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2.441130</text:p>
          </table:table-cell>
          <table:table-cell table:style-name="ce1" office:value-type="string" calcext:value-type="string">
            <text:p>22:51:44.419553</text:p>
          </table:table-cell>
          <table:table-cell table:formula="of:=IF([.B76]-[.A76]&gt;0;[.B76]-[.A76];&quot;&quot;)" office:value-type="time" office:time-value="PT00H00M01.978423S" calcext:value-type="time">
            <text:p>00:01.978423</text:p>
          </table:table-cell>
          <table:table-cell table:formula="of:=IF([.B76]-[.A76]&lt;0;[.A76]-[.B76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76]=&quot;&quot;;&quot;&quot;;[.E76]-[.C76])" office:value-type="time" office:time-value="PT00H00M00.005667S" calcext:value-type="time">
            <text:p>00:00.005667</text:p>
          </table:table-cell>
          <table:table-cell table:formula="of:=IF([.D76]=&quot;&quot;;&quot;&quot;;[.D76]-[.E76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2.543593</text:p>
          </table:table-cell>
          <table:table-cell table:style-name="ce1" office:value-type="string" calcext:value-type="string">
            <text:p>22:51:44.519566</text:p>
          </table:table-cell>
          <table:table-cell table:formula="of:=IF([.B77]-[.A77]&gt;0;[.B77]-[.A77];&quot;&quot;)" office:value-type="time" office:time-value="PT00H00M01.975973S" calcext:value-type="time">
            <text:p>00:01.975973</text:p>
          </table:table-cell>
          <table:table-cell table:formula="of:=IF([.B77]-[.A77]&lt;0;[.A77]-[.B77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77]=&quot;&quot;;&quot;&quot;;[.E77]-[.C77])" office:value-type="time" office:time-value="PT00H00M00.008117S" calcext:value-type="time">
            <text:p>00:00.008117</text:p>
          </table:table-cell>
          <table:table-cell table:formula="of:=IF([.D77]=&quot;&quot;;&quot;&quot;;[.D77]-[.E77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2.653545</text:p>
          </table:table-cell>
          <table:table-cell table:style-name="ce1" office:value-type="string" calcext:value-type="string">
            <text:p>22:51:44.619521</text:p>
          </table:table-cell>
          <table:table-cell table:formula="of:=IF([.B78]-[.A78]&gt;0;[.B78]-[.A78];&quot;&quot;)" office:value-type="time" office:time-value="PT00H00M01.965976S" calcext:value-type="time">
            <text:p>00:01.965976</text:p>
          </table:table-cell>
          <table:table-cell table:formula="of:=IF([.B78]-[.A78]&lt;0;[.A78]-[.B78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78]=&quot;&quot;;&quot;&quot;;[.E78]-[.C78])" office:value-type="time" office:time-value="PT00H00M00.018114S" calcext:value-type="time">
            <text:p>00:00.018114</text:p>
          </table:table-cell>
          <table:table-cell table:formula="of:=IF([.D78]=&quot;&quot;;&quot;&quot;;[.D78]-[.E78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4.186265</text:p>
          </table:table-cell>
          <table:table-cell table:style-name="ce1" office:value-type="string" calcext:value-type="string">
            <text:p>22:51:42.197764</text:p>
          </table:table-cell>
          <table:table-cell table:formula="of:=IF([.B79]-[.A79]&gt;0;[.B79]-[.A79];&quot;&quot;)">
            <text:p/>
          </table:table-cell>
          <table:table-cell table:formula="of:=IF([.B79]-[.A79]&lt;0;[.A79]-[.B79];&quot;&quot;)" office:value-type="time" office:time-value="PT00H00M01.988501S" calcext:value-type="time">
            <text:p>00:01.988501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79]=&quot;&quot;;&quot;&quot;;[.E79]-[.C79])">
            <text:p/>
          </table:table-cell>
          <table:table-cell table:formula="of:=IF([.D79]=&quot;&quot;;&quot;&quot;;[.D79]-[.E79])" office:value-type="time" office:time-value="PT00H00M00.004411S" calcext:value-type="time">
            <text:p>00:00.004411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4.300306</text:p>
          </table:table-cell>
          <table:table-cell table:style-name="ce1" office:value-type="string" calcext:value-type="string">
            <text:p>22:51:42.297741</text:p>
          </table:table-cell>
          <table:table-cell table:formula="of:=IF([.B80]-[.A80]&gt;0;[.B80]-[.A80];&quot;&quot;)">
            <text:p/>
          </table:table-cell>
          <table:table-cell table:formula="of:=IF([.B80]-[.A80]&lt;0;[.A80]-[.B80];&quot;&quot;)" office:value-type="time" office:time-value="PT00H00M02.002565S" calcext:value-type="time">
            <text:p>00:02.002565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80]=&quot;&quot;;&quot;&quot;;[.E80]-[.C80])">
            <text:p/>
          </table:table-cell>
          <table:table-cell table:formula="of:=IF([.D80]=&quot;&quot;;&quot;&quot;;[.D80]-[.E80])" office:value-type="time" office:time-value="PT00H00M00.018475S" calcext:value-type="time">
            <text:p>00:00.018475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4.413462</text:p>
          </table:table-cell>
          <table:table-cell table:style-name="ce1" office:value-type="string" calcext:value-type="string">
            <text:p>22:51:42.397729</text:p>
          </table:table-cell>
          <table:table-cell table:formula="of:=IF([.B81]-[.A81]&gt;0;[.B81]-[.A81];&quot;&quot;)">
            <text:p/>
          </table:table-cell>
          <table:table-cell table:formula="of:=IF([.B81]-[.A81]&lt;0;[.A81]-[.B81];&quot;&quot;)" office:value-type="time" office:time-value="PT00H00M02.015733S" calcext:value-type="time">
            <text:p>00:02.015733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81]=&quot;&quot;;&quot;&quot;;[.E81]-[.C81])">
            <text:p/>
          </table:table-cell>
          <table:table-cell table:formula="of:=IF([.D81]=&quot;&quot;;&quot;&quot;;[.D81]-[.E81])" office:value-type="time" office:time-value="PT00H00M00.031643S" calcext:value-type="time">
            <text:p>00:00.031643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4.489526</text:p>
          </table:table-cell>
          <table:table-cell table:style-name="ce1" office:value-type="string" calcext:value-type="string">
            <text:p>22:51:42.497744</text:p>
          </table:table-cell>
          <table:table-cell table:formula="of:=IF([.B82]-[.A82]&gt;0;[.B82]-[.A82];&quot;&quot;)">
            <text:p/>
          </table:table-cell>
          <table:table-cell table:formula="of:=IF([.B82]-[.A82]&lt;0;[.A82]-[.B82];&quot;&quot;)" office:value-type="time" office:time-value="PT00H00M01.991782S" calcext:value-type="time">
            <text:p>00:01.991782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82]=&quot;&quot;;&quot;&quot;;[.E82]-[.C82])">
            <text:p/>
          </table:table-cell>
          <table:table-cell table:formula="of:=IF([.D82]=&quot;&quot;;&quot;&quot;;[.D82]-[.E82])" office:value-type="time" office:time-value="PT00H00M00.007692S" calcext:value-type="time">
            <text:p>00:00.007692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4.587882</text:p>
          </table:table-cell>
          <table:table-cell table:style-name="ce1" office:value-type="string" calcext:value-type="string">
            <text:p>22:51:42.597741</text:p>
          </table:table-cell>
          <table:table-cell table:formula="of:=IF([.B83]-[.A83]&gt;0;[.B83]-[.A83];&quot;&quot;)">
            <text:p/>
          </table:table-cell>
          <table:table-cell table:formula="of:=IF([.B83]-[.A83]&lt;0;[.A83]-[.B83];&quot;&quot;)" office:value-type="time" office:time-value="PT00H00M01.990141S" calcext:value-type="time">
            <text:p>00:01.990141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83]=&quot;&quot;;&quot;&quot;;[.E83]-[.C83])">
            <text:p/>
          </table:table-cell>
          <table:table-cell table:formula="of:=IF([.D83]=&quot;&quot;;&quot;&quot;;[.D83]-[.E83])" office:value-type="time" office:time-value="PT00H00M00.006051S" calcext:value-type="time">
            <text:p>00:00.006051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4.687630</text:p>
          </table:table-cell>
          <table:table-cell table:style-name="ce1" office:value-type="string" calcext:value-type="string">
            <text:p>22:51:42.697753</text:p>
          </table:table-cell>
          <table:table-cell table:formula="of:=IF([.B84]-[.A84]&gt;0;[.B84]-[.A84];&quot;&quot;)">
            <text:p/>
          </table:table-cell>
          <table:table-cell table:formula="of:=IF([.B84]-[.A84]&lt;0;[.A84]-[.B84];&quot;&quot;)" office:value-type="time" office:time-value="PT00H00M01.989877S" calcext:value-type="time">
            <text:p>00:01.989877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84]=&quot;&quot;;&quot;&quot;;[.E84]-[.C84])">
            <text:p/>
          </table:table-cell>
          <table:table-cell table:formula="of:=IF([.D84]=&quot;&quot;;&quot;&quot;;[.D84]-[.E84])" office:value-type="time" office:time-value="PT00H00M00.005787S" calcext:value-type="time">
            <text:p>00:00.005787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4.785493</text:p>
          </table:table-cell>
          <table:table-cell table:style-name="ce1" office:value-type="string" calcext:value-type="string">
            <text:p>22:51:42.797738</text:p>
          </table:table-cell>
          <table:table-cell table:formula="of:=IF([.B85]-[.A85]&gt;0;[.B85]-[.A85];&quot;&quot;)">
            <text:p/>
          </table:table-cell>
          <table:table-cell table:formula="of:=IF([.B85]-[.A85]&lt;0;[.A85]-[.B85];&quot;&quot;)" office:value-type="time" office:time-value="PT00H00M01.987755S" calcext:value-type="time">
            <text:p>00:01.987755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85]=&quot;&quot;;&quot;&quot;;[.E85]-[.C85])">
            <text:p/>
          </table:table-cell>
          <table:table-cell table:formula="of:=IF([.D85]=&quot;&quot;;&quot;&quot;;[.D85]-[.E85])" office:value-type="time" office:time-value="PT00H00M00.003665S" calcext:value-type="time">
            <text:p>00:00.003665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4.921267</text:p>
          </table:table-cell>
          <table:table-cell table:style-name="ce1" office:value-type="string" calcext:value-type="string">
            <text:p>22:51:42.897727</text:p>
          </table:table-cell>
          <table:table-cell table:formula="of:=IF([.B86]-[.A86]&gt;0;[.B86]-[.A86];&quot;&quot;)">
            <text:p/>
          </table:table-cell>
          <table:table-cell table:formula="of:=IF([.B86]-[.A86]&lt;0;[.A86]-[.B86];&quot;&quot;)" office:value-type="time" office:time-value="PT00H00M02.02354S" calcext:value-type="time">
            <text:p>00:02.023540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86]=&quot;&quot;;&quot;&quot;;[.E86]-[.C86])">
            <text:p/>
          </table:table-cell>
          <table:table-cell table:formula="of:=IF([.D86]=&quot;&quot;;&quot;&quot;;[.D86]-[.E86])" office:value-type="time" office:time-value="PT00H00M00.03945S" calcext:value-type="time">
            <text:p>00:00.039450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4.987868</text:p>
          </table:table-cell>
          <table:table-cell table:style-name="ce1" office:value-type="string" calcext:value-type="string">
            <text:p>22:51:42.997737</text:p>
          </table:table-cell>
          <table:table-cell table:formula="of:=IF([.B87]-[.A87]&gt;0;[.B87]-[.A87];&quot;&quot;)">
            <text:p/>
          </table:table-cell>
          <table:table-cell table:formula="of:=IF([.B87]-[.A87]&lt;0;[.A87]-[.B87];&quot;&quot;)" office:value-type="time" office:time-value="PT00H00M01.990131S" calcext:value-type="time">
            <text:p>00:01.990131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87]=&quot;&quot;;&quot;&quot;;[.E87]-[.C87])">
            <text:p/>
          </table:table-cell>
          <table:table-cell table:formula="of:=IF([.D87]=&quot;&quot;;&quot;&quot;;[.D87]-[.E87])" office:value-type="time" office:time-value="PT00H00M00.006041S" calcext:value-type="time">
            <text:p>00:00.006041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5.086896</text:p>
          </table:table-cell>
          <table:table-cell table:style-name="ce1" office:value-type="string" calcext:value-type="string">
            <text:p>22:51:43.097745</text:p>
          </table:table-cell>
          <table:table-cell table:formula="of:=IF([.B88]-[.A88]&gt;0;[.B88]-[.A88];&quot;&quot;)">
            <text:p/>
          </table:table-cell>
          <table:table-cell table:formula="of:=IF([.B88]-[.A88]&lt;0;[.A88]-[.B88];&quot;&quot;)" office:value-type="time" office:time-value="PT00H00M01.989151S" calcext:value-type="time">
            <text:p>00:01.989151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88]=&quot;&quot;;&quot;&quot;;[.E88]-[.C88])">
            <text:p/>
          </table:table-cell>
          <table:table-cell table:formula="of:=IF([.D88]=&quot;&quot;;&quot;&quot;;[.D88]-[.E88])" office:value-type="time" office:time-value="PT00H00M00.005061S" calcext:value-type="time">
            <text:p>00:00.005061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5.220552</text:p>
          </table:table-cell>
          <table:table-cell table:style-name="ce1" office:value-type="string" calcext:value-type="string">
            <text:p>22:51:43.197743</text:p>
          </table:table-cell>
          <table:table-cell table:formula="of:=IF([.B89]-[.A89]&gt;0;[.B89]-[.A89];&quot;&quot;)">
            <text:p/>
          </table:table-cell>
          <table:table-cell table:formula="of:=IF([.B89]-[.A89]&lt;0;[.A89]-[.B89];&quot;&quot;)" office:value-type="time" office:time-value="PT00H00M02.022809S" calcext:value-type="time">
            <text:p>00:02.022809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89]=&quot;&quot;;&quot;&quot;;[.E89]-[.C89])">
            <text:p/>
          </table:table-cell>
          <table:table-cell table:formula="of:=IF([.D89]=&quot;&quot;;&quot;&quot;;[.D89]-[.E89])" office:value-type="time" office:time-value="PT00H00M00.038719S" calcext:value-type="time">
            <text:p>00:00.038719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5.290257</text:p>
          </table:table-cell>
          <table:table-cell table:style-name="ce1" office:value-type="string" calcext:value-type="string">
            <text:p>22:51:43.297736</text:p>
          </table:table-cell>
          <table:table-cell table:formula="of:=IF([.B90]-[.A90]&gt;0;[.B90]-[.A90];&quot;&quot;)">
            <text:p/>
          </table:table-cell>
          <table:table-cell table:formula="of:=IF([.B90]-[.A90]&lt;0;[.A90]-[.B90];&quot;&quot;)" office:value-type="time" office:time-value="PT00H00M01.992521S" calcext:value-type="time">
            <text:p>00:01.992521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90]=&quot;&quot;;&quot;&quot;;[.E90]-[.C90])">
            <text:p/>
          </table:table-cell>
          <table:table-cell table:formula="of:=IF([.D90]=&quot;&quot;;&quot;&quot;;[.D90]-[.E90])" office:value-type="time" office:time-value="PT00H00M00.008431S" calcext:value-type="time">
            <text:p>00:00.008431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5.398006</text:p>
          </table:table-cell>
          <table:table-cell table:style-name="ce1" office:value-type="string" calcext:value-type="string">
            <text:p>22:51:43.397721</text:p>
          </table:table-cell>
          <table:table-cell table:formula="of:=IF([.B91]-[.A91]&gt;0;[.B91]-[.A91];&quot;&quot;)">
            <text:p/>
          </table:table-cell>
          <table:table-cell table:formula="of:=IF([.B91]-[.A91]&lt;0;[.A91]-[.B91];&quot;&quot;)" office:value-type="time" office:time-value="PT00H00M02.000285S" calcext:value-type="time">
            <text:p>00:02.000285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91]=&quot;&quot;;&quot;&quot;;[.E91]-[.C91])">
            <text:p/>
          </table:table-cell>
          <table:table-cell table:formula="of:=IF([.D91]=&quot;&quot;;&quot;&quot;;[.D91]-[.E91])" office:value-type="time" office:time-value="PT00H00M00.016195S" calcext:value-type="time">
            <text:p>00:00.016195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5.496330</text:p>
          </table:table-cell>
          <table:table-cell table:style-name="ce1" office:value-type="string" calcext:value-type="string">
            <text:p>22:51:43.497752</text:p>
          </table:table-cell>
          <table:table-cell table:formula="of:=IF([.B92]-[.A92]&gt;0;[.B92]-[.A92];&quot;&quot;)">
            <text:p/>
          </table:table-cell>
          <table:table-cell table:formula="of:=IF([.B92]-[.A92]&lt;0;[.A92]-[.B92];&quot;&quot;)" office:value-type="time" office:time-value="PT00H00M01.998578S" calcext:value-type="time">
            <text:p>00:01.998578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92]=&quot;&quot;;&quot;&quot;;[.E92]-[.C92])">
            <text:p/>
          </table:table-cell>
          <table:table-cell table:formula="of:=IF([.D92]=&quot;&quot;;&quot;&quot;;[.D92]-[.E92])" office:value-type="time" office:time-value="PT00H00M00.014488S" calcext:value-type="time">
            <text:p>00:00.014488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5.589894</text:p>
          </table:table-cell>
          <table:table-cell table:style-name="ce1" office:value-type="string" calcext:value-type="string">
            <text:p>22:51:43.597812</text:p>
          </table:table-cell>
          <table:table-cell table:formula="of:=IF([.B93]-[.A93]&gt;0;[.B93]-[.A93];&quot;&quot;)">
            <text:p/>
          </table:table-cell>
          <table:table-cell table:formula="of:=IF([.B93]-[.A93]&lt;0;[.A93]-[.B93];&quot;&quot;)" office:value-type="time" office:time-value="PT00H00M01.992082S" calcext:value-type="time">
            <text:p>00:01.992082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93]=&quot;&quot;;&quot;&quot;;[.E93]-[.C93])">
            <text:p/>
          </table:table-cell>
          <table:table-cell table:formula="of:=IF([.D93]=&quot;&quot;;&quot;&quot;;[.D93]-[.E93])" office:value-type="time" office:time-value="PT00H00M00.007992S" calcext:value-type="time">
            <text:p>00:00.007992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5.712701</text:p>
          </table:table-cell>
          <table:table-cell table:style-name="ce1" office:value-type="string" calcext:value-type="string">
            <text:p>22:51:43.697733</text:p>
          </table:table-cell>
          <table:table-cell table:formula="of:=IF([.B94]-[.A94]&gt;0;[.B94]-[.A94];&quot;&quot;)">
            <text:p/>
          </table:table-cell>
          <table:table-cell table:formula="of:=IF([.B94]-[.A94]&lt;0;[.A94]-[.B94];&quot;&quot;)" office:value-type="time" office:time-value="PT00H00M02.014968S" calcext:value-type="time">
            <text:p>00:02.014968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94]=&quot;&quot;;&quot;&quot;;[.E94]-[.C94])">
            <text:p/>
          </table:table-cell>
          <table:table-cell table:formula="of:=IF([.D94]=&quot;&quot;;&quot;&quot;;[.D94]-[.E94])" office:value-type="time" office:time-value="PT00H00M00.030878S" calcext:value-type="time">
            <text:p>00:00.030878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5.788830</text:p>
          </table:table-cell>
          <table:table-cell table:style-name="ce1" office:value-type="string" calcext:value-type="string">
            <text:p>22:51:43.797726</text:p>
          </table:table-cell>
          <table:table-cell table:formula="of:=IF([.B95]-[.A95]&gt;0;[.B95]-[.A95];&quot;&quot;)">
            <text:p/>
          </table:table-cell>
          <table:table-cell table:formula="of:=IF([.B95]-[.A95]&lt;0;[.A95]-[.B95];&quot;&quot;)" office:value-type="time" office:time-value="PT00H00M01.991104S" calcext:value-type="time">
            <text:p>00:01.991104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95]=&quot;&quot;;&quot;&quot;;[.E95]-[.C95])">
            <text:p/>
          </table:table-cell>
          <table:table-cell table:formula="of:=IF([.D95]=&quot;&quot;;&quot;&quot;;[.D95]-[.E95])" office:value-type="time" office:time-value="PT00H00M00.007014S" calcext:value-type="time">
            <text:p>00:00.007014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5.886112</text:p>
          </table:table-cell>
          <table:table-cell table:style-name="ce1" office:value-type="string" calcext:value-type="string">
            <text:p>22:51:43.897763</text:p>
          </table:table-cell>
          <table:table-cell table:formula="of:=IF([.B96]-[.A96]&gt;0;[.B96]-[.A96];&quot;&quot;)">
            <text:p/>
          </table:table-cell>
          <table:table-cell table:formula="of:=IF([.B96]-[.A96]&lt;0;[.A96]-[.B96];&quot;&quot;)" office:value-type="time" office:time-value="PT00H00M01.988349S" calcext:value-type="time">
            <text:p>00:01.988349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96]=&quot;&quot;;&quot;&quot;;[.E96]-[.C96])">
            <text:p/>
          </table:table-cell>
          <table:table-cell table:formula="of:=IF([.D96]=&quot;&quot;;&quot;&quot;;[.D96]-[.E96])" office:value-type="time" office:time-value="PT00H00M00.004259S" calcext:value-type="time">
            <text:p>00:00.004259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5.988749</text:p>
          </table:table-cell>
          <table:table-cell table:style-name="ce1" office:value-type="string" calcext:value-type="string">
            <text:p>22:51:43.997729</text:p>
          </table:table-cell>
          <table:table-cell table:formula="of:=IF([.B97]-[.A97]&gt;0;[.B97]-[.A97];&quot;&quot;)">
            <text:p/>
          </table:table-cell>
          <table:table-cell table:formula="of:=IF([.B97]-[.A97]&lt;0;[.A97]-[.B97];&quot;&quot;)" office:value-type="time" office:time-value="PT00H00M01.99102S" calcext:value-type="time">
            <text:p>00:01.991020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97]=&quot;&quot;;&quot;&quot;;[.E97]-[.C97])">
            <text:p/>
          </table:table-cell>
          <table:table-cell table:formula="of:=IF([.D97]=&quot;&quot;;&quot;&quot;;[.D97]-[.E97])" office:value-type="time" office:time-value="PT00H00M00.00693S" calcext:value-type="time">
            <text:p>00:00.006930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6.090601</text:p>
          </table:table-cell>
          <table:table-cell table:style-name="ce1" office:value-type="string" calcext:value-type="string">
            <text:p>22:51:44.097733</text:p>
          </table:table-cell>
          <table:table-cell table:formula="of:=IF([.B98]-[.A98]&gt;0;[.B98]-[.A98];&quot;&quot;)">
            <text:p/>
          </table:table-cell>
          <table:table-cell table:formula="of:=IF([.B98]-[.A98]&lt;0;[.A98]-[.B98];&quot;&quot;)" office:value-type="time" office:time-value="PT00H00M01.992868S" calcext:value-type="time">
            <text:p>00:01.992868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98]=&quot;&quot;;&quot;&quot;;[.E98]-[.C98])">
            <text:p/>
          </table:table-cell>
          <table:table-cell table:formula="of:=IF([.D98]=&quot;&quot;;&quot;&quot;;[.D98]-[.E98])" office:value-type="time" office:time-value="PT00H00M00.008778S" calcext:value-type="time">
            <text:p>00:00.008778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6.187348</text:p>
          </table:table-cell>
          <table:table-cell table:style-name="ce1" office:value-type="string" calcext:value-type="string">
            <text:p>22:51:44.197723</text:p>
          </table:table-cell>
          <table:table-cell table:formula="of:=IF([.B99]-[.A99]&gt;0;[.B99]-[.A99];&quot;&quot;)">
            <text:p/>
          </table:table-cell>
          <table:table-cell table:formula="of:=IF([.B99]-[.A99]&lt;0;[.A99]-[.B99];&quot;&quot;)" office:value-type="time" office:time-value="PT00H00M01.989625S" calcext:value-type="time">
            <text:p>00:01.989625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99]=&quot;&quot;;&quot;&quot;;[.E99]-[.C99])">
            <text:p/>
          </table:table-cell>
          <table:table-cell table:formula="of:=IF([.D99]=&quot;&quot;;&quot;&quot;;[.D99]-[.E99])" office:value-type="time" office:time-value="PT00H00M00.005535S" calcext:value-type="time">
            <text:p>00:00.005535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6.288554</text:p>
          </table:table-cell>
          <table:table-cell table:style-name="ce1" office:value-type="string" calcext:value-type="string">
            <text:p>22:51:44.297732</text:p>
          </table:table-cell>
          <table:table-cell table:formula="of:=IF([.B100]-[.A100]&gt;0;[.B100]-[.A100];&quot;&quot;)">
            <text:p/>
          </table:table-cell>
          <table:table-cell table:formula="of:=IF([.B100]-[.A100]&lt;0;[.A100]-[.B100];&quot;&quot;)" office:value-type="time" office:time-value="PT00H00M01.990822S" calcext:value-type="time">
            <text:p>00:01.990822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00]=&quot;&quot;;&quot;&quot;;[.E100]-[.C100])">
            <text:p/>
          </table:table-cell>
          <table:table-cell table:formula="of:=IF([.D100]=&quot;&quot;;&quot;&quot;;[.D100]-[.E100])" office:value-type="time" office:time-value="PT00H00M00.006732S" calcext:value-type="time">
            <text:p>00:00.006732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6.389165</text:p>
          </table:table-cell>
          <table:table-cell table:style-name="ce1" office:value-type="string" calcext:value-type="string">
            <text:p>22:51:44.397744</text:p>
          </table:table-cell>
          <table:table-cell table:formula="of:=IF([.B101]-[.A101]&gt;0;[.B101]-[.A101];&quot;&quot;)">
            <text:p/>
          </table:table-cell>
          <table:table-cell table:formula="of:=IF([.B101]-[.A101]&lt;0;[.A101]-[.B101];&quot;&quot;)" office:value-type="time" office:time-value="PT00H00M01.991421S" calcext:value-type="time">
            <text:p>00:01.991421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01]=&quot;&quot;;&quot;&quot;;[.E101]-[.C101])">
            <text:p/>
          </table:table-cell>
          <table:table-cell table:formula="of:=IF([.D101]=&quot;&quot;;&quot;&quot;;[.D101]-[.E101])" office:value-type="time" office:time-value="PT00H00M00.007331S" calcext:value-type="time">
            <text:p>00:00.007331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6.513638</text:p>
          </table:table-cell>
          <table:table-cell table:style-name="ce1" office:value-type="string" calcext:value-type="string">
            <text:p>22:51:44.497768</text:p>
          </table:table-cell>
          <table:table-cell table:formula="of:=IF([.B102]-[.A102]&gt;0;[.B102]-[.A102];&quot;&quot;)">
            <text:p/>
          </table:table-cell>
          <table:table-cell table:formula="of:=IF([.B102]-[.A102]&lt;0;[.A102]-[.B102];&quot;&quot;)" office:value-type="time" office:time-value="PT00H00M02.01587S" calcext:value-type="time">
            <text:p>00:02.015870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02]=&quot;&quot;;&quot;&quot;;[.E102]-[.C102])">
            <text:p/>
          </table:table-cell>
          <table:table-cell table:formula="of:=IF([.D102]=&quot;&quot;;&quot;&quot;;[.D102]-[.E102])" office:value-type="time" office:time-value="PT00H00M00.03178S" calcext:value-type="time">
            <text:p>00:00.031780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6.600442</text:p>
          </table:table-cell>
          <table:table-cell table:style-name="ce1" office:value-type="string" calcext:value-type="string">
            <text:p>22:51:44.597754</text:p>
          </table:table-cell>
          <table:table-cell table:formula="of:=IF([.B103]-[.A103]&gt;0;[.B103]-[.A103];&quot;&quot;)">
            <text:p/>
          </table:table-cell>
          <table:table-cell table:formula="of:=IF([.B103]-[.A103]&lt;0;[.A103]-[.B103];&quot;&quot;)" office:value-type="time" office:time-value="PT00H00M02.002688S" calcext:value-type="time">
            <text:p>00:02.002688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03]=&quot;&quot;;&quot;&quot;;[.E103]-[.C103])">
            <text:p/>
          </table:table-cell>
          <table:table-cell table:formula="of:=IF([.D103]=&quot;&quot;;&quot;&quot;;[.D103]-[.E103])" office:value-type="time" office:time-value="PT00H00M00.018598S" calcext:value-type="time">
            <text:p>00:00.018598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6.688518</text:p>
          </table:table-cell>
          <table:table-cell table:style-name="ce1" office:value-type="string" calcext:value-type="string">
            <text:p>22:51:44.703030</text:p>
          </table:table-cell>
          <table:table-cell table:formula="of:=IF([.B104]-[.A104]&gt;0;[.B104]-[.A104];&quot;&quot;)">
            <text:p/>
          </table:table-cell>
          <table:table-cell table:formula="of:=IF([.B104]-[.A104]&lt;0;[.A104]-[.B104];&quot;&quot;)" office:value-type="time" office:time-value="PT00H00M01.985488S" calcext:value-type="time">
            <text:p>00:01.985488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04]=&quot;&quot;;&quot;&quot;;[.E104]-[.C104])">
            <text:p/>
          </table:table-cell>
          <table:table-cell table:formula="of:=IF([.D104]=&quot;&quot;;&quot;&quot;;[.D104]-[.E104])" office:value-type="time" office:time-value="PT00H00M00.001398S" calcext:value-type="time">
            <text:p>00:00.001398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2.842695</text:p>
          </table:table-cell>
          <table:table-cell table:style-name="ce1" office:value-type="string" calcext:value-type="string">
            <text:p>22:51:44.819554</text:p>
          </table:table-cell>
          <table:table-cell table:formula="of:=IF([.B105]-[.A105]&gt;0;[.B105]-[.A105];&quot;&quot;)" office:value-type="time" office:time-value="PT00H00M01.976859S" calcext:value-type="time">
            <text:p>00:01.976859</text:p>
          </table:table-cell>
          <table:table-cell table:formula="of:=IF([.B105]-[.A105]&lt;0;[.A105]-[.B105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05]=&quot;&quot;;&quot;&quot;;[.E105]-[.C105])" office:value-type="time" office:time-value="PT00H00M00.007231S" calcext:value-type="time">
            <text:p>00:00.007231</text:p>
          </table:table-cell>
          <table:table-cell table:formula="of:=IF([.D105]=&quot;&quot;;&quot;&quot;;[.D105]-[.E105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2.957073</text:p>
          </table:table-cell>
          <table:table-cell table:style-name="ce1" office:value-type="string" calcext:value-type="string">
            <text:p>22:51:44.919533</text:p>
          </table:table-cell>
          <table:table-cell table:formula="of:=IF([.B106]-[.A106]&gt;0;[.B106]-[.A106];&quot;&quot;)" office:value-type="time" office:time-value="PT00H00M01.96246S" calcext:value-type="time">
            <text:p>00:01.962460</text:p>
          </table:table-cell>
          <table:table-cell table:formula="of:=IF([.B106]-[.A106]&lt;0;[.A106]-[.B106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06]=&quot;&quot;;&quot;&quot;;[.E106]-[.C106])" office:value-type="time" office:time-value="PT00H00M00.02163S" calcext:value-type="time">
            <text:p>00:00.021630</text:p>
          </table:table-cell>
          <table:table-cell table:formula="of:=IF([.D106]=&quot;&quot;;&quot;&quot;;[.D106]-[.E106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3.042297</text:p>
          </table:table-cell>
          <table:table-cell table:style-name="ce1" office:value-type="string" calcext:value-type="string">
            <text:p>22:51:45.019538</text:p>
          </table:table-cell>
          <table:table-cell table:formula="of:=IF([.B107]-[.A107]&gt;0;[.B107]-[.A107];&quot;&quot;)" office:value-type="time" office:time-value="PT00H00M01.977241S" calcext:value-type="time">
            <text:p>00:01.977241</text:p>
          </table:table-cell>
          <table:table-cell table:formula="of:=IF([.B107]-[.A107]&lt;0;[.A107]-[.B107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07]=&quot;&quot;;&quot;&quot;;[.E107]-[.C107])" office:value-type="time" office:time-value="PT00H00M00.006849S" calcext:value-type="time">
            <text:p>00:00.006849</text:p>
          </table:table-cell>
          <table:table-cell table:formula="of:=IF([.D107]=&quot;&quot;;&quot;&quot;;[.D107]-[.E107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3.143465</text:p>
          </table:table-cell>
          <table:table-cell table:style-name="ce1" office:value-type="string" calcext:value-type="string">
            <text:p>22:51:45.119605</text:p>
          </table:table-cell>
          <table:table-cell table:formula="of:=IF([.B108]-[.A108]&gt;0;[.B108]-[.A108];&quot;&quot;)" office:value-type="time" office:time-value="PT00H00M01.97614S" calcext:value-type="time">
            <text:p>00:01.976140</text:p>
          </table:table-cell>
          <table:table-cell table:formula="of:=IF([.B108]-[.A108]&lt;0;[.A108]-[.B108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08]=&quot;&quot;;&quot;&quot;;[.E108]-[.C108])" office:value-type="time" office:time-value="PT00H00M00.00795S" calcext:value-type="time">
            <text:p>00:00.007950</text:p>
          </table:table-cell>
          <table:table-cell table:formula="of:=IF([.D108]=&quot;&quot;;&quot;&quot;;[.D108]-[.E108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3.308964</text:p>
          </table:table-cell>
          <table:table-cell table:style-name="ce1" office:value-type="string" calcext:value-type="string">
            <text:p>22:51:45.219528</text:p>
          </table:table-cell>
          <table:table-cell table:formula="of:=IF([.B109]-[.A109]&gt;0;[.B109]-[.A109];&quot;&quot;)" office:value-type="time" office:time-value="PT00H00M01.910564S" calcext:value-type="time">
            <text:p>00:01.910564</text:p>
          </table:table-cell>
          <table:table-cell table:formula="of:=IF([.B109]-[.A109]&lt;0;[.A109]-[.B109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09]=&quot;&quot;;&quot;&quot;;[.E109]-[.C109])" office:value-type="time" office:time-value="PT00H00M00.073526S" calcext:value-type="time">
            <text:p>00:00.073526</text:p>
          </table:table-cell>
          <table:table-cell table:formula="of:=IF([.D109]=&quot;&quot;;&quot;&quot;;[.D109]-[.E109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3.348947</text:p>
          </table:table-cell>
          <table:table-cell table:style-name="ce1" office:value-type="string" calcext:value-type="string">
            <text:p>22:51:45.319529</text:p>
          </table:table-cell>
          <table:table-cell table:formula="of:=IF([.B110]-[.A110]&gt;0;[.B110]-[.A110];&quot;&quot;)" office:value-type="time" office:time-value="PT00H00M01.970582S" calcext:value-type="time">
            <text:p>00:01.970582</text:p>
          </table:table-cell>
          <table:table-cell table:formula="of:=IF([.B110]-[.A110]&lt;0;[.A110]-[.B110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10]=&quot;&quot;;&quot;&quot;;[.E110]-[.C110])" office:value-type="time" office:time-value="PT00H00M00.013508S" calcext:value-type="time">
            <text:p>00:00.013508</text:p>
          </table:table-cell>
          <table:table-cell table:formula="of:=IF([.D110]=&quot;&quot;;&quot;&quot;;[.D110]-[.E110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3.467288</text:p>
          </table:table-cell>
          <table:table-cell table:style-name="ce1" office:value-type="string" calcext:value-type="string">
            <text:p>22:51:45.419540</text:p>
          </table:table-cell>
          <table:table-cell table:formula="of:=IF([.B111]-[.A111]&gt;0;[.B111]-[.A111];&quot;&quot;)" office:value-type="time" office:time-value="PT00H00M01.952252S" calcext:value-type="time">
            <text:p>00:01.952252</text:p>
          </table:table-cell>
          <table:table-cell table:formula="of:=IF([.B111]-[.A111]&lt;0;[.A111]-[.B111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11]=&quot;&quot;;&quot;&quot;;[.E111]-[.C111])" office:value-type="time" office:time-value="PT00H00M00.031838S" calcext:value-type="time">
            <text:p>00:00.031838</text:p>
          </table:table-cell>
          <table:table-cell table:formula="of:=IF([.D111]=&quot;&quot;;&quot;&quot;;[.D111]-[.E111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3.557619</text:p>
          </table:table-cell>
          <table:table-cell table:style-name="ce1" office:value-type="string" calcext:value-type="string">
            <text:p>22:51:45.519531</text:p>
          </table:table-cell>
          <table:table-cell table:formula="of:=IF([.B112]-[.A112]&gt;0;[.B112]-[.A112];&quot;&quot;)" office:value-type="time" office:time-value="PT00H00M01.961912S" calcext:value-type="time">
            <text:p>00:01.961912</text:p>
          </table:table-cell>
          <table:table-cell table:formula="of:=IF([.B112]-[.A112]&lt;0;[.A112]-[.B112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12]=&quot;&quot;;&quot;&quot;;[.E112]-[.C112])" office:value-type="time" office:time-value="PT00H00M00.022178S" calcext:value-type="time">
            <text:p>00:00.022178</text:p>
          </table:table-cell>
          <table:table-cell table:formula="of:=IF([.D112]=&quot;&quot;;&quot;&quot;;[.D112]-[.E112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3.643051</text:p>
          </table:table-cell>
          <table:table-cell table:style-name="ce1" office:value-type="string" calcext:value-type="string">
            <text:p>22:51:45.619551</text:p>
          </table:table-cell>
          <table:table-cell table:formula="of:=IF([.B113]-[.A113]&gt;0;[.B113]-[.A113];&quot;&quot;)" office:value-type="time" office:time-value="PT00H00M01.9765S" calcext:value-type="time">
            <text:p>00:01.976500</text:p>
          </table:table-cell>
          <table:table-cell table:formula="of:=IF([.B113]-[.A113]&lt;0;[.A113]-[.B113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13]=&quot;&quot;;&quot;&quot;;[.E113]-[.C113])" office:value-type="time" office:time-value="PT00H00M00.00759S" calcext:value-type="time">
            <text:p>00:00.007590</text:p>
          </table:table-cell>
          <table:table-cell table:formula="of:=IF([.D113]=&quot;&quot;;&quot;&quot;;[.D113]-[.E113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3.742160</text:p>
          </table:table-cell>
          <table:table-cell table:style-name="ce1" office:value-type="string" calcext:value-type="string">
            <text:p>22:51:45.719534</text:p>
          </table:table-cell>
          <table:table-cell table:formula="of:=IF([.B114]-[.A114]&gt;0;[.B114]-[.A114];&quot;&quot;)" office:value-type="time" office:time-value="PT00H00M01.977374S" calcext:value-type="time">
            <text:p>00:01.977374</text:p>
          </table:table-cell>
          <table:table-cell table:formula="of:=IF([.B114]-[.A114]&lt;0;[.A114]-[.B114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14]=&quot;&quot;;&quot;&quot;;[.E114]-[.C114])" office:value-type="time" office:time-value="PT00H00M00.006716S" calcext:value-type="time">
            <text:p>00:00.006716</text:p>
          </table:table-cell>
          <table:table-cell table:formula="of:=IF([.D114]=&quot;&quot;;&quot;&quot;;[.D114]-[.E114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3.846515</text:p>
          </table:table-cell>
          <table:table-cell table:style-name="ce1" office:value-type="string" calcext:value-type="string">
            <text:p>22:51:45.819531</text:p>
          </table:table-cell>
          <table:table-cell table:formula="of:=IF([.B115]-[.A115]&gt;0;[.B115]-[.A115];&quot;&quot;)" office:value-type="time" office:time-value="PT00H00M01.973016S" calcext:value-type="time">
            <text:p>00:01.973016</text:p>
          </table:table-cell>
          <table:table-cell table:formula="of:=IF([.B115]-[.A115]&lt;0;[.A115]-[.B115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15]=&quot;&quot;;&quot;&quot;;[.E115]-[.C115])" office:value-type="time" office:time-value="PT00H00M00.011074S" calcext:value-type="time">
            <text:p>00:00.011074</text:p>
          </table:table-cell>
          <table:table-cell table:formula="of:=IF([.D115]=&quot;&quot;;&quot;&quot;;[.D115]-[.E115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3.946391</text:p>
          </table:table-cell>
          <table:table-cell table:style-name="ce1" office:value-type="string" calcext:value-type="string">
            <text:p>22:51:45.919526</text:p>
          </table:table-cell>
          <table:table-cell table:formula="of:=IF([.B116]-[.A116]&gt;0;[.B116]-[.A116];&quot;&quot;)" office:value-type="time" office:time-value="PT00H00M01.973135S" calcext:value-type="time">
            <text:p>00:01.973135</text:p>
          </table:table-cell>
          <table:table-cell table:formula="of:=IF([.B116]-[.A116]&lt;0;[.A116]-[.B116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16]=&quot;&quot;;&quot;&quot;;[.E116]-[.C116])" office:value-type="time" office:time-value="PT00H00M00.010955S" calcext:value-type="time">
            <text:p>00:00.010955</text:p>
          </table:table-cell>
          <table:table-cell table:formula="of:=IF([.D116]=&quot;&quot;;&quot;&quot;;[.D116]-[.E116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4.041680</text:p>
          </table:table-cell>
          <table:table-cell table:style-name="ce1" office:value-type="string" calcext:value-type="string">
            <text:p>22:51:46.019524</text:p>
          </table:table-cell>
          <table:table-cell table:formula="of:=IF([.B117]-[.A117]&gt;0;[.B117]-[.A117];&quot;&quot;)" office:value-type="time" office:time-value="PT00H00M01.977844S" calcext:value-type="time">
            <text:p>00:01.977844</text:p>
          </table:table-cell>
          <table:table-cell table:formula="of:=IF([.B117]-[.A117]&lt;0;[.A117]-[.B117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17]=&quot;&quot;;&quot;&quot;;[.E117]-[.C117])" office:value-type="time" office:time-value="PT00H00M00.006246S" calcext:value-type="time">
            <text:p>00:00.006246</text:p>
          </table:table-cell>
          <table:table-cell table:formula="of:=IF([.D117]=&quot;&quot;;&quot;&quot;;[.D117]-[.E117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4.142312</text:p>
          </table:table-cell>
          <table:table-cell table:style-name="ce1" office:value-type="string" calcext:value-type="string">
            <text:p>22:51:46.119524</text:p>
          </table:table-cell>
          <table:table-cell table:formula="of:=IF([.B118]-[.A118]&gt;0;[.B118]-[.A118];&quot;&quot;)" office:value-type="time" office:time-value="PT00H00M01.977212S" calcext:value-type="time">
            <text:p>00:01.977212</text:p>
          </table:table-cell>
          <table:table-cell table:formula="of:=IF([.B118]-[.A118]&lt;0;[.A118]-[.B118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18]=&quot;&quot;;&quot;&quot;;[.E118]-[.C118])" office:value-type="time" office:time-value="PT00H00M00.006878S" calcext:value-type="time">
            <text:p>00:00.006878</text:p>
          </table:table-cell>
          <table:table-cell table:formula="of:=IF([.D118]=&quot;&quot;;&quot;&quot;;[.D118]-[.E118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4.242787</text:p>
          </table:table-cell>
          <table:table-cell table:style-name="ce1" office:value-type="string" calcext:value-type="string">
            <text:p>22:51:46.219557</text:p>
          </table:table-cell>
          <table:table-cell table:formula="of:=IF([.B119]-[.A119]&gt;0;[.B119]-[.A119];&quot;&quot;)" office:value-type="time" office:time-value="PT00H00M01.97677S" calcext:value-type="time">
            <text:p>00:01.976770</text:p>
          </table:table-cell>
          <table:table-cell table:formula="of:=IF([.B119]-[.A119]&lt;0;[.A119]-[.B119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19]=&quot;&quot;;&quot;&quot;;[.E119]-[.C119])" office:value-type="time" office:time-value="PT00H00M00.00732S" calcext:value-type="time">
            <text:p>00:00.007320</text:p>
          </table:table-cell>
          <table:table-cell table:formula="of:=IF([.D119]=&quot;&quot;;&quot;&quot;;[.D119]-[.E119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4.345228</text:p>
          </table:table-cell>
          <table:table-cell table:style-name="ce1" office:value-type="string" calcext:value-type="string">
            <text:p>22:51:46.319561</text:p>
          </table:table-cell>
          <table:table-cell table:formula="of:=IF([.B120]-[.A120]&gt;0;[.B120]-[.A120];&quot;&quot;)" office:value-type="time" office:time-value="PT00H00M01.974333S" calcext:value-type="time">
            <text:p>00:01.974333</text:p>
          </table:table-cell>
          <table:table-cell table:formula="of:=IF([.B120]-[.A120]&lt;0;[.A120]-[.B120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20]=&quot;&quot;;&quot;&quot;;[.E120]-[.C120])" office:value-type="time" office:time-value="PT00H00M00.009757S" calcext:value-type="time">
            <text:p>00:00.009757</text:p>
          </table:table-cell>
          <table:table-cell table:formula="of:=IF([.D120]=&quot;&quot;;&quot;&quot;;[.D120]-[.E120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4.450594</text:p>
          </table:table-cell>
          <table:table-cell table:style-name="ce1" office:value-type="string" calcext:value-type="string">
            <text:p>22:51:46.419551</text:p>
          </table:table-cell>
          <table:table-cell table:formula="of:=IF([.B121]-[.A121]&gt;0;[.B121]-[.A121];&quot;&quot;)" office:value-type="time" office:time-value="PT00H00M01.968957S" calcext:value-type="time">
            <text:p>00:01.968957</text:p>
          </table:table-cell>
          <table:table-cell table:formula="of:=IF([.B121]-[.A121]&lt;0;[.A121]-[.B121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21]=&quot;&quot;;&quot;&quot;;[.E121]-[.C121])" office:value-type="time" office:time-value="PT00H00M00.015133S" calcext:value-type="time">
            <text:p>00:00.015133</text:p>
          </table:table-cell>
          <table:table-cell table:formula="of:=IF([.D121]=&quot;&quot;;&quot;&quot;;[.D121]-[.E121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4.555672</text:p>
          </table:table-cell>
          <table:table-cell table:style-name="ce1" office:value-type="string" calcext:value-type="string">
            <text:p>22:51:46.519535</text:p>
          </table:table-cell>
          <table:table-cell table:formula="of:=IF([.B122]-[.A122]&gt;0;[.B122]-[.A122];&quot;&quot;)" office:value-type="time" office:time-value="PT00H00M01.963863S" calcext:value-type="time">
            <text:p>00:01.963863</text:p>
          </table:table-cell>
          <table:table-cell table:formula="of:=IF([.B122]-[.A122]&lt;0;[.A122]-[.B122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22]=&quot;&quot;;&quot;&quot;;[.E122]-[.C122])" office:value-type="time" office:time-value="PT00H00M00.020227S" calcext:value-type="time">
            <text:p>00:00.020227</text:p>
          </table:table-cell>
          <table:table-cell table:formula="of:=IF([.D122]=&quot;&quot;;&quot;&quot;;[.D122]-[.E122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4.659770</text:p>
          </table:table-cell>
          <table:table-cell table:style-name="ce1" office:value-type="string" calcext:value-type="string">
            <text:p>22:51:46.620139</text:p>
          </table:table-cell>
          <table:table-cell table:formula="of:=IF([.B123]-[.A123]&gt;0;[.B123]-[.A123];&quot;&quot;)" office:value-type="time" office:time-value="PT00H00M01.960369S" calcext:value-type="time">
            <text:p>00:01.960369</text:p>
          </table:table-cell>
          <table:table-cell table:formula="of:=IF([.B123]-[.A123]&lt;0;[.A123]-[.B123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23]=&quot;&quot;;&quot;&quot;;[.E123]-[.C123])" office:value-type="time" office:time-value="PT00H00M00.023721S" calcext:value-type="time">
            <text:p>00:00.023721</text:p>
          </table:table-cell>
          <table:table-cell table:formula="of:=IF([.D123]=&quot;&quot;;&quot;&quot;;[.D123]-[.E123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4.746891</text:p>
          </table:table-cell>
          <table:table-cell table:style-name="ce1" office:value-type="string" calcext:value-type="string">
            <text:p>22:51:46.719565</text:p>
          </table:table-cell>
          <table:table-cell table:formula="of:=IF([.B124]-[.A124]&gt;0;[.B124]-[.A124];&quot;&quot;)" office:value-type="time" office:time-value="PT00H00M01.972674S" calcext:value-type="time">
            <text:p>00:01.972674</text:p>
          </table:table-cell>
          <table:table-cell table:formula="of:=IF([.B124]-[.A124]&lt;0;[.A124]-[.B124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24]=&quot;&quot;;&quot;&quot;;[.E124]-[.C124])" office:value-type="time" office:time-value="PT00H00M00.011416S" calcext:value-type="time">
            <text:p>00:00.011416</text:p>
          </table:table-cell>
          <table:table-cell table:formula="of:=IF([.D124]=&quot;&quot;;&quot;&quot;;[.D124]-[.E124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4.843455</text:p>
          </table:table-cell>
          <table:table-cell table:style-name="ce1" office:value-type="string" calcext:value-type="string">
            <text:p>22:51:46.819546</text:p>
          </table:table-cell>
          <table:table-cell table:formula="of:=IF([.B125]-[.A125]&gt;0;[.B125]-[.A125];&quot;&quot;)" office:value-type="time" office:time-value="PT00H00M01.976091S" calcext:value-type="time">
            <text:p>00:01.976091</text:p>
          </table:table-cell>
          <table:table-cell table:formula="of:=IF([.B125]-[.A125]&lt;0;[.A125]-[.B125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25]=&quot;&quot;;&quot;&quot;;[.E125]-[.C125])" office:value-type="time" office:time-value="PT00H00M00.007999S" calcext:value-type="time">
            <text:p>00:00.007999</text:p>
          </table:table-cell>
          <table:table-cell table:formula="of:=IF([.D125]=&quot;&quot;;&quot;&quot;;[.D125]-[.E125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4.943406</text:p>
          </table:table-cell>
          <table:table-cell table:style-name="ce1" office:value-type="string" calcext:value-type="string">
            <text:p>22:51:46.919512</text:p>
          </table:table-cell>
          <table:table-cell table:formula="of:=IF([.B126]-[.A126]&gt;0;[.B126]-[.A126];&quot;&quot;)" office:value-type="time" office:time-value="PT00H00M01.976106S" calcext:value-type="time">
            <text:p>00:01.976106</text:p>
          </table:table-cell>
          <table:table-cell table:formula="of:=IF([.B126]-[.A126]&lt;0;[.A126]-[.B126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26]=&quot;&quot;;&quot;&quot;;[.E126]-[.C126])" office:value-type="time" office:time-value="PT00H00M00.007984S" calcext:value-type="time">
            <text:p>00:00.007984</text:p>
          </table:table-cell>
          <table:table-cell table:formula="of:=IF([.D126]=&quot;&quot;;&quot;&quot;;[.D126]-[.E126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5.051434</text:p>
          </table:table-cell>
          <table:table-cell table:style-name="ce1" office:value-type="string" calcext:value-type="string">
            <text:p>22:51:47.022807</text:p>
          </table:table-cell>
          <table:table-cell table:formula="of:=IF([.B127]-[.A127]&gt;0;[.B127]-[.A127];&quot;&quot;)" office:value-type="time" office:time-value="PT00H00M01.971373S" calcext:value-type="time">
            <text:p>00:01.971373</text:p>
          </table:table-cell>
          <table:table-cell table:formula="of:=IF([.B127]-[.A127]&lt;0;[.A127]-[.B127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27]=&quot;&quot;;&quot;&quot;;[.E127]-[.C127])" office:value-type="time" office:time-value="PT00H00M00.012717S" calcext:value-type="time">
            <text:p>00:00.012717</text:p>
          </table:table-cell>
          <table:table-cell table:formula="of:=IF([.D127]=&quot;&quot;;&quot;&quot;;[.D127]-[.E127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5.150728</text:p>
          </table:table-cell>
          <table:table-cell table:style-name="ce1" office:value-type="string" calcext:value-type="string">
            <text:p>22:51:47.119565</text:p>
          </table:table-cell>
          <table:table-cell table:formula="of:=IF([.B128]-[.A128]&gt;0;[.B128]-[.A128];&quot;&quot;)" office:value-type="time" office:time-value="PT00H00M01.968837S" calcext:value-type="time">
            <text:p>00:01.968837</text:p>
          </table:table-cell>
          <table:table-cell table:formula="of:=IF([.B128]-[.A128]&lt;0;[.A128]-[.B128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28]=&quot;&quot;;&quot;&quot;;[.E128]-[.C128])" office:value-type="time" office:time-value="PT00H00M00.015253S" calcext:value-type="time">
            <text:p>00:00.015253</text:p>
          </table:table-cell>
          <table:table-cell table:formula="of:=IF([.D128]=&quot;&quot;;&quot;&quot;;[.D128]-[.E128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5.248483</text:p>
          </table:table-cell>
          <table:table-cell table:style-name="ce1" office:value-type="string" calcext:value-type="string">
            <text:p>22:51:47.219744</text:p>
          </table:table-cell>
          <table:table-cell table:formula="of:=IF([.B129]-[.A129]&gt;0;[.B129]-[.A129];&quot;&quot;)" office:value-type="time" office:time-value="PT00H00M01.971261S" calcext:value-type="time">
            <text:p>00:01.971261</text:p>
          </table:table-cell>
          <table:table-cell table:formula="of:=IF([.B129]-[.A129]&lt;0;[.A129]-[.B129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29]=&quot;&quot;;&quot;&quot;;[.E129]-[.C129])" office:value-type="time" office:time-value="PT00H00M00.012829S" calcext:value-type="time">
            <text:p>00:00.012829</text:p>
          </table:table-cell>
          <table:table-cell table:formula="of:=IF([.D129]=&quot;&quot;;&quot;&quot;;[.D129]-[.E129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5.346634</text:p>
          </table:table-cell>
          <table:table-cell table:style-name="ce1" office:value-type="string" calcext:value-type="string">
            <text:p>22:51:47.319514</text:p>
          </table:table-cell>
          <table:table-cell table:formula="of:=IF([.B130]-[.A130]&gt;0;[.B130]-[.A130];&quot;&quot;)" office:value-type="time" office:time-value="PT00H00M01.97288S" calcext:value-type="time">
            <text:p>00:01.972880</text:p>
          </table:table-cell>
          <table:table-cell table:formula="of:=IF([.B130]-[.A130]&lt;0;[.A130]-[.B130];&quot;&quot;)">
            <text:p/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30]=&quot;&quot;;&quot;&quot;;[.E130]-[.C130])" office:value-type="time" office:time-value="PT00H00M00.01121S" calcext:value-type="time">
            <text:p>00:00.011210</text:p>
          </table:table-cell>
          <table:table-cell table:formula="of:=IF([.D130]=&quot;&quot;;&quot;&quot;;[.D130]-[.E130])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22:51:46.886319</text:p>
          </table:table-cell>
          <table:table-cell table:style-name="ce1" office:value-type="string" calcext:value-type="string">
            <text:p>22:51:44.897751</text:p>
          </table:table-cell>
          <table:table-cell table:formula="of:=IF([.B131]-[.A131]&gt;0;[.B131]-[.A131];&quot;&quot;)">
            <text:p/>
          </table:table-cell>
          <table:table-cell table:formula="of:=IF([.B131]-[.A131]&lt;0;[.A131]-[.B131];&quot;&quot;)" office:value-type="time" office:time-value="PT00H00M01.988568S" calcext:value-type="time">
            <text:p>00:01.988568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31]=&quot;&quot;;&quot;&quot;;[.E131]-[.C131])">
            <text:p/>
          </table:table-cell>
          <table:table-cell table:formula="of:=IF([.D131]=&quot;&quot;;&quot;&quot;;[.D131]-[.E131])" office:value-type="time" office:time-value="PT00H00M00.004478S" calcext:value-type="time">
            <text:p>00:00.004478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6.985409</text:p>
          </table:table-cell>
          <table:table-cell table:style-name="ce1" office:value-type="string" calcext:value-type="string">
            <text:p>22:51:44.997795</text:p>
          </table:table-cell>
          <table:table-cell table:formula="of:=IF([.B132]-[.A132]&gt;0;[.B132]-[.A132];&quot;&quot;)">
            <text:p/>
          </table:table-cell>
          <table:table-cell table:formula="of:=IF([.B132]-[.A132]&lt;0;[.A132]-[.B132];&quot;&quot;)" office:value-type="time" office:time-value="PT00H00M01.987614S" calcext:value-type="time">
            <text:p>00:01.987614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32]=&quot;&quot;;&quot;&quot;;[.E132]-[.C132])">
            <text:p/>
          </table:table-cell>
          <table:table-cell table:formula="of:=IF([.D132]=&quot;&quot;;&quot;&quot;;[.D132]-[.E132])" office:value-type="time" office:time-value="PT00H00M00.003524S" calcext:value-type="time">
            <text:p>00:00.003524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7.089662</text:p>
          </table:table-cell>
          <table:table-cell table:style-name="ce1" office:value-type="string" calcext:value-type="string">
            <text:p>22:51:45.097806</text:p>
          </table:table-cell>
          <table:table-cell table:formula="of:=IF([.B133]-[.A133]&gt;0;[.B133]-[.A133];&quot;&quot;)">
            <text:p/>
          </table:table-cell>
          <table:table-cell table:formula="of:=IF([.B133]-[.A133]&lt;0;[.A133]-[.B133];&quot;&quot;)" office:value-type="time" office:time-value="PT00H00M01.991856S" calcext:value-type="time">
            <text:p>00:01.991856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33]=&quot;&quot;;&quot;&quot;;[.E133]-[.C133])">
            <text:p/>
          </table:table-cell>
          <table:table-cell table:formula="of:=IF([.D133]=&quot;&quot;;&quot;&quot;;[.D133]-[.E133])" office:value-type="time" office:time-value="PT00H00M00.007766S" calcext:value-type="time">
            <text:p>00:00.007766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7.191404</text:p>
          </table:table-cell>
          <table:table-cell table:style-name="ce1" office:value-type="string" calcext:value-type="string">
            <text:p>22:51:45.197743</text:p>
          </table:table-cell>
          <table:table-cell table:formula="of:=IF([.B134]-[.A134]&gt;0;[.B134]-[.A134];&quot;&quot;)">
            <text:p/>
          </table:table-cell>
          <table:table-cell table:formula="of:=IF([.B134]-[.A134]&lt;0;[.A134]-[.B134];&quot;&quot;)" office:value-type="time" office:time-value="PT00H00M01.993661S" calcext:value-type="time">
            <text:p>00:01.993661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34]=&quot;&quot;;&quot;&quot;;[.E134]-[.C134])">
            <text:p/>
          </table:table-cell>
          <table:table-cell table:formula="of:=IF([.D134]=&quot;&quot;;&quot;&quot;;[.D134]-[.E134])" office:value-type="time" office:time-value="PT00H00M00.009571S" calcext:value-type="time">
            <text:p>00:00.009571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7.293304</text:p>
          </table:table-cell>
          <table:table-cell table:style-name="ce1" office:value-type="string" calcext:value-type="string">
            <text:p>22:51:45.297726</text:p>
          </table:table-cell>
          <table:table-cell table:formula="of:=IF([.B135]-[.A135]&gt;0;[.B135]-[.A135];&quot;&quot;)">
            <text:p/>
          </table:table-cell>
          <table:table-cell table:formula="of:=IF([.B135]-[.A135]&lt;0;[.A135]-[.B135];&quot;&quot;)" office:value-type="time" office:time-value="PT00H00M01.995578S" calcext:value-type="time">
            <text:p>00:01.995578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35]=&quot;&quot;;&quot;&quot;;[.E135]-[.C135])">
            <text:p/>
          </table:table-cell>
          <table:table-cell table:formula="of:=IF([.D135]=&quot;&quot;;&quot;&quot;;[.D135]-[.E135])" office:value-type="time" office:time-value="PT00H00M00.011488S" calcext:value-type="time">
            <text:p>00:00.011488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7.390874</text:p>
          </table:table-cell>
          <table:table-cell table:style-name="ce1" office:value-type="string" calcext:value-type="string">
            <text:p>22:51:45.397772</text:p>
          </table:table-cell>
          <table:table-cell table:formula="of:=IF([.B136]-[.A136]&gt;0;[.B136]-[.A136];&quot;&quot;)">
            <text:p/>
          </table:table-cell>
          <table:table-cell table:formula="of:=IF([.B136]-[.A136]&lt;0;[.A136]-[.B136];&quot;&quot;)" office:value-type="time" office:time-value="PT00H00M01.993102S" calcext:value-type="time">
            <text:p>00:01.993102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36]=&quot;&quot;;&quot;&quot;;[.E136]-[.C136])">
            <text:p/>
          </table:table-cell>
          <table:table-cell table:formula="of:=IF([.D136]=&quot;&quot;;&quot;&quot;;[.D136]-[.E136])" office:value-type="time" office:time-value="PT00H00M00.009012S" calcext:value-type="time">
            <text:p>00:00.009012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7.486030</text:p>
          </table:table-cell>
          <table:table-cell table:style-name="ce1" office:value-type="string" calcext:value-type="string">
            <text:p>22:51:45.497715</text:p>
          </table:table-cell>
          <table:table-cell table:formula="of:=IF([.B137]-[.A137]&gt;0;[.B137]-[.A137];&quot;&quot;)">
            <text:p/>
          </table:table-cell>
          <table:table-cell table:formula="of:=IF([.B137]-[.A137]&lt;0;[.A137]-[.B137];&quot;&quot;)" office:value-type="time" office:time-value="PT00H00M01.988315S" calcext:value-type="time">
            <text:p>00:01.988315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37]=&quot;&quot;;&quot;&quot;;[.E137]-[.C137])">
            <text:p/>
          </table:table-cell>
          <table:table-cell table:formula="of:=IF([.D137]=&quot;&quot;;&quot;&quot;;[.D137]-[.E137])" office:value-type="time" office:time-value="PT00H00M00.004225S" calcext:value-type="time">
            <text:p>00:00.004225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7.589632</text:p>
          </table:table-cell>
          <table:table-cell table:style-name="ce1" office:value-type="string" calcext:value-type="string">
            <text:p>22:51:45.597723</text:p>
          </table:table-cell>
          <table:table-cell table:formula="of:=IF([.B138]-[.A138]&gt;0;[.B138]-[.A138];&quot;&quot;)">
            <text:p/>
          </table:table-cell>
          <table:table-cell table:formula="of:=IF([.B138]-[.A138]&lt;0;[.A138]-[.B138];&quot;&quot;)" office:value-type="time" office:time-value="PT00H00M01.991909S" calcext:value-type="time">
            <text:p>00:01.991909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38]=&quot;&quot;;&quot;&quot;;[.E138]-[.C138])">
            <text:p/>
          </table:table-cell>
          <table:table-cell table:formula="of:=IF([.D138]=&quot;&quot;;&quot;&quot;;[.D138]-[.E138])" office:value-type="time" office:time-value="PT00H00M00.007819S" calcext:value-type="time">
            <text:p>00:00.007819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7.681751</text:p>
          </table:table-cell>
          <table:table-cell table:style-name="ce1" office:value-type="string" calcext:value-type="string">
            <text:p>22:51:45.697709</text:p>
          </table:table-cell>
          <table:table-cell table:formula="of:=IF([.B139]-[.A139]&gt;0;[.B139]-[.A139];&quot;&quot;)">
            <text:p/>
          </table:table-cell>
          <table:table-cell table:formula="of:=IF([.B139]-[.A139]&lt;0;[.A139]-[.B139];&quot;&quot;)" office:value-type="time" office:time-value="PT00H00M01.984042S" calcext:value-type="time">
            <text:p>00:01.984042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39]=&quot;&quot;;&quot;&quot;;[.E139]-[.C139])">
            <text:p/>
          </table:table-cell>
          <table:table-cell table:formula="of:=IF([.D139]=&quot;&quot;;&quot;&quot;;[.D139]-[.E139])" office:value-type="time" office:time-value="-PT00H00M00.000048S" calcext:value-type="time">
            <text:p>59:59.999952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7.786903</text:p>
          </table:table-cell>
          <table:table-cell table:style-name="ce1" office:value-type="string" calcext:value-type="string">
            <text:p>22:51:45.797787</text:p>
          </table:table-cell>
          <table:table-cell table:formula="of:=IF([.B140]-[.A140]&gt;0;[.B140]-[.A140];&quot;&quot;)">
            <text:p/>
          </table:table-cell>
          <table:table-cell table:formula="of:=IF([.B140]-[.A140]&lt;0;[.A140]-[.B140];&quot;&quot;)" office:value-type="time" office:time-value="PT00H00M01.989116S" calcext:value-type="time">
            <text:p>00:01.989116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40]=&quot;&quot;;&quot;&quot;;[.E140]-[.C140])">
            <text:p/>
          </table:table-cell>
          <table:table-cell table:formula="of:=IF([.D140]=&quot;&quot;;&quot;&quot;;[.D140]-[.E140])" office:value-type="time" office:time-value="PT00H00M00.005026S" calcext:value-type="time">
            <text:p>00:00.005026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7.906080</text:p>
          </table:table-cell>
          <table:table-cell table:style-name="ce1" office:value-type="string" calcext:value-type="string">
            <text:p>22:51:45.897810</text:p>
          </table:table-cell>
          <table:table-cell table:formula="of:=IF([.B141]-[.A141]&gt;0;[.B141]-[.A141];&quot;&quot;)">
            <text:p/>
          </table:table-cell>
          <table:table-cell table:formula="of:=IF([.B141]-[.A141]&lt;0;[.A141]-[.B141];&quot;&quot;)" office:value-type="time" office:time-value="PT00H00M02.00827S" calcext:value-type="time">
            <text:p>00:02.008270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41]=&quot;&quot;;&quot;&quot;;[.E141]-[.C141])">
            <text:p/>
          </table:table-cell>
          <table:table-cell table:formula="of:=IF([.D141]=&quot;&quot;;&quot;&quot;;[.D141]-[.E141])" office:value-type="time" office:time-value="PT00H00M00.02418S" calcext:value-type="time">
            <text:p>00:00.024180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7.994147</text:p>
          </table:table-cell>
          <table:table-cell table:style-name="ce1" office:value-type="string" calcext:value-type="string">
            <text:p>22:51:45.999028</text:p>
          </table:table-cell>
          <table:table-cell table:formula="of:=IF([.B142]-[.A142]&gt;0;[.B142]-[.A142];&quot;&quot;)">
            <text:p/>
          </table:table-cell>
          <table:table-cell table:formula="of:=IF([.B142]-[.A142]&lt;0;[.A142]-[.B142];&quot;&quot;)" office:value-type="time" office:time-value="PT00H00M01.995119S" calcext:value-type="time">
            <text:p>00:01.995119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42]=&quot;&quot;;&quot;&quot;;[.E142]-[.C142])">
            <text:p/>
          </table:table-cell>
          <table:table-cell table:formula="of:=IF([.D142]=&quot;&quot;;&quot;&quot;;[.D142]-[.E142])" office:value-type="time" office:time-value="PT00H00M00.011029S" calcext:value-type="time">
            <text:p>00:00.011029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8.122991</text:p>
          </table:table-cell>
          <table:table-cell table:style-name="ce1" office:value-type="string" calcext:value-type="string">
            <text:p>22:51:46.097751</text:p>
          </table:table-cell>
          <table:table-cell table:formula="of:=IF([.B143]-[.A143]&gt;0;[.B143]-[.A143];&quot;&quot;)">
            <text:p/>
          </table:table-cell>
          <table:table-cell table:formula="of:=IF([.B143]-[.A143]&lt;0;[.A143]-[.B143];&quot;&quot;)" office:value-type="time" office:time-value="PT00H00M02.02524S" calcext:value-type="time">
            <text:p>00:02.025240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43]=&quot;&quot;;&quot;&quot;;[.E143]-[.C143])">
            <text:p/>
          </table:table-cell>
          <table:table-cell table:formula="of:=IF([.D143]=&quot;&quot;;&quot;&quot;;[.D143]-[.E143])" office:value-type="time" office:time-value="PT00H00M00.04115S" calcext:value-type="time">
            <text:p>00:00.041150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8.192129</text:p>
          </table:table-cell>
          <table:table-cell table:style-name="ce1" office:value-type="string" calcext:value-type="string">
            <text:p>22:51:46.198712</text:p>
          </table:table-cell>
          <table:table-cell table:formula="of:=IF([.B144]-[.A144]&gt;0;[.B144]-[.A144];&quot;&quot;)">
            <text:p/>
          </table:table-cell>
          <table:table-cell table:formula="of:=IF([.B144]-[.A144]&lt;0;[.A144]-[.B144];&quot;&quot;)" office:value-type="time" office:time-value="PT00H00M01.993417S" calcext:value-type="time">
            <text:p>00:01.993417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44]=&quot;&quot;;&quot;&quot;;[.E144]-[.C144])">
            <text:p/>
          </table:table-cell>
          <table:table-cell table:formula="of:=IF([.D144]=&quot;&quot;;&quot;&quot;;[.D144]-[.E144])" office:value-type="time" office:time-value="PT00H00M00.009327S" calcext:value-type="time">
            <text:p>00:00.009327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8.285275</text:p>
          </table:table-cell>
          <table:table-cell table:style-name="ce1" office:value-type="string" calcext:value-type="string">
            <text:p>22:51:46.297730</text:p>
          </table:table-cell>
          <table:table-cell table:formula="of:=IF([.B145]-[.A145]&gt;0;[.B145]-[.A145];&quot;&quot;)">
            <text:p/>
          </table:table-cell>
          <table:table-cell table:formula="of:=IF([.B145]-[.A145]&lt;0;[.A145]-[.B145];&quot;&quot;)" office:value-type="time" office:time-value="PT00H00M01.987545S" calcext:value-type="time">
            <text:p>00:01.987545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45]=&quot;&quot;;&quot;&quot;;[.E145]-[.C145])">
            <text:p/>
          </table:table-cell>
          <table:table-cell table:formula="of:=IF([.D145]=&quot;&quot;;&quot;&quot;;[.D145]-[.E145])" office:value-type="time" office:time-value="PT00H00M00.003455S" calcext:value-type="time">
            <text:p>00:00.003455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8.383983</text:p>
          </table:table-cell>
          <table:table-cell table:style-name="ce1" office:value-type="string" calcext:value-type="string">
            <text:p>22:51:46.397716</text:p>
          </table:table-cell>
          <table:table-cell table:formula="of:=IF([.B146]-[.A146]&gt;0;[.B146]-[.A146];&quot;&quot;)">
            <text:p/>
          </table:table-cell>
          <table:table-cell table:formula="of:=IF([.B146]-[.A146]&lt;0;[.A146]-[.B146];&quot;&quot;)" office:value-type="time" office:time-value="PT00H00M01.986267S" calcext:value-type="time">
            <text:p>00:01.986267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46]=&quot;&quot;;&quot;&quot;;[.E146]-[.C146])">
            <text:p/>
          </table:table-cell>
          <table:table-cell table:formula="of:=IF([.D146]=&quot;&quot;;&quot;&quot;;[.D146]-[.E146])" office:value-type="time" office:time-value="PT00H00M00.002177S" calcext:value-type="time">
            <text:p>00:00.002177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8.484174</text:p>
          </table:table-cell>
          <table:table-cell table:style-name="ce1" office:value-type="string" calcext:value-type="string">
            <text:p>22:51:46.497752</text:p>
          </table:table-cell>
          <table:table-cell table:formula="of:=IF([.B147]-[.A147]&gt;0;[.B147]-[.A147];&quot;&quot;)">
            <text:p/>
          </table:table-cell>
          <table:table-cell table:formula="of:=IF([.B147]-[.A147]&lt;0;[.A147]-[.B147];&quot;&quot;)" office:value-type="time" office:time-value="PT00H00M01.986422S" calcext:value-type="time">
            <text:p>00:01.986422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47]=&quot;&quot;;&quot;&quot;;[.E147]-[.C147])">
            <text:p/>
          </table:table-cell>
          <table:table-cell table:formula="of:=IF([.D147]=&quot;&quot;;&quot;&quot;;[.D147]-[.E147])" office:value-type="time" office:time-value="PT00H00M00.002332S" calcext:value-type="time">
            <text:p>00:00.002332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8.597318</text:p>
          </table:table-cell>
          <table:table-cell table:style-name="ce1" office:value-type="string" calcext:value-type="string">
            <text:p>22:51:46.597730</text:p>
          </table:table-cell>
          <table:table-cell table:formula="of:=IF([.B148]-[.A148]&gt;0;[.B148]-[.A148];&quot;&quot;)">
            <text:p/>
          </table:table-cell>
          <table:table-cell table:formula="of:=IF([.B148]-[.A148]&lt;0;[.A148]-[.B148];&quot;&quot;)" office:value-type="time" office:time-value="PT00H00M01.999588S" calcext:value-type="time">
            <text:p>00:01.999588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48]=&quot;&quot;;&quot;&quot;;[.E148]-[.C148])">
            <text:p/>
          </table:table-cell>
          <table:table-cell table:formula="of:=IF([.D148]=&quot;&quot;;&quot;&quot;;[.D148]-[.E148])" office:value-type="time" office:time-value="PT00H00M00.015498S" calcext:value-type="time">
            <text:p>00:00.015498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8.706653</text:p>
          </table:table-cell>
          <table:table-cell table:style-name="ce1" office:value-type="string" calcext:value-type="string">
            <text:p>22:51:46.697733</text:p>
          </table:table-cell>
          <table:table-cell table:formula="of:=IF([.B149]-[.A149]&gt;0;[.B149]-[.A149];&quot;&quot;)">
            <text:p/>
          </table:table-cell>
          <table:table-cell table:formula="of:=IF([.B149]-[.A149]&lt;0;[.A149]-[.B149];&quot;&quot;)" office:value-type="time" office:time-value="PT00H00M02.00892S" calcext:value-type="time">
            <text:p>00:02.008920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49]=&quot;&quot;;&quot;&quot;;[.E149]-[.C149])">
            <text:p/>
          </table:table-cell>
          <table:table-cell table:formula="of:=IF([.D149]=&quot;&quot;;&quot;&quot;;[.D149]-[.E149])" office:value-type="time" office:time-value="PT00H00M00.02483S" calcext:value-type="time">
            <text:p>00:00.024830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8.784753</text:p>
          </table:table-cell>
          <table:table-cell table:style-name="ce1" office:value-type="string" calcext:value-type="string">
            <text:p>22:51:46.797737</text:p>
          </table:table-cell>
          <table:table-cell table:formula="of:=IF([.B150]-[.A150]&gt;0;[.B150]-[.A150];&quot;&quot;)">
            <text:p/>
          </table:table-cell>
          <table:table-cell table:formula="of:=IF([.B150]-[.A150]&lt;0;[.A150]-[.B150];&quot;&quot;)" office:value-type="time" office:time-value="PT00H00M01.987016S" calcext:value-type="time">
            <text:p>00:01.987016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50]=&quot;&quot;;&quot;&quot;;[.E150]-[.C150])">
            <text:p/>
          </table:table-cell>
          <table:table-cell table:formula="of:=IF([.D150]=&quot;&quot;;&quot;&quot;;[.D150]-[.E150])" office:value-type="time" office:time-value="PT00H00M00.002926S" calcext:value-type="time">
            <text:p>00:00.002926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8.897655</text:p>
          </table:table-cell>
          <table:table-cell table:style-name="ce1" office:value-type="string" calcext:value-type="string">
            <text:p>22:51:46.897738</text:p>
          </table:table-cell>
          <table:table-cell table:formula="of:=IF([.B151]-[.A151]&gt;0;[.B151]-[.A151];&quot;&quot;)">
            <text:p/>
          </table:table-cell>
          <table:table-cell table:formula="of:=IF([.B151]-[.A151]&lt;0;[.A151]-[.B151];&quot;&quot;)" office:value-type="time" office:time-value="PT00H00M01.999917S" calcext:value-type="time">
            <text:p>00:01.999917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51]=&quot;&quot;;&quot;&quot;;[.E151]-[.C151])">
            <text:p/>
          </table:table-cell>
          <table:table-cell table:formula="of:=IF([.D151]=&quot;&quot;;&quot;&quot;;[.D151]-[.E151])" office:value-type="time" office:time-value="PT00H00M00.015827S" calcext:value-type="time">
            <text:p>00:00.015827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8.986233</text:p>
          </table:table-cell>
          <table:table-cell table:style-name="ce1" office:value-type="string" calcext:value-type="string">
            <text:p>22:51:46.997747</text:p>
          </table:table-cell>
          <table:table-cell table:formula="of:=IF([.B152]-[.A152]&gt;0;[.B152]-[.A152];&quot;&quot;)">
            <text:p/>
          </table:table-cell>
          <table:table-cell table:formula="of:=IF([.B152]-[.A152]&lt;0;[.A152]-[.B152];&quot;&quot;)" office:value-type="time" office:time-value="PT00H00M01.988486S" calcext:value-type="time">
            <text:p>00:01.988486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52]=&quot;&quot;;&quot;&quot;;[.E152]-[.C152])">
            <text:p/>
          </table:table-cell>
          <table:table-cell table:formula="of:=IF([.D152]=&quot;&quot;;&quot;&quot;;[.D152]-[.E152])" office:value-type="time" office:time-value="PT00H00M00.004396S" calcext:value-type="time">
            <text:p>00:00.004396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9.121493</text:p>
          </table:table-cell>
          <table:table-cell table:style-name="ce1" office:value-type="string" calcext:value-type="string">
            <text:p>22:51:47.098109</text:p>
          </table:table-cell>
          <table:table-cell table:formula="of:=IF([.B153]-[.A153]&gt;0;[.B153]-[.A153];&quot;&quot;)">
            <text:p/>
          </table:table-cell>
          <table:table-cell table:formula="of:=IF([.B153]-[.A153]&lt;0;[.A153]-[.B153];&quot;&quot;)" office:value-type="time" office:time-value="PT00H00M02.023384S" calcext:value-type="time">
            <text:p>00:02.023384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53]=&quot;&quot;;&quot;&quot;;[.E153]-[.C153])">
            <text:p/>
          </table:table-cell>
          <table:table-cell table:formula="of:=IF([.D153]=&quot;&quot;;&quot;&quot;;[.D153]-[.E153])" office:value-type="time" office:time-value="PT00H00M00.039294S" calcext:value-type="time">
            <text:p>00:00.039294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9.190766</text:p>
          </table:table-cell>
          <table:table-cell table:style-name="ce1" office:value-type="string" calcext:value-type="string">
            <text:p>22:51:47.197732</text:p>
          </table:table-cell>
          <table:table-cell table:formula="of:=IF([.B154]-[.A154]&gt;0;[.B154]-[.A154];&quot;&quot;)">
            <text:p/>
          </table:table-cell>
          <table:table-cell table:formula="of:=IF([.B154]-[.A154]&lt;0;[.A154]-[.B154];&quot;&quot;)" office:value-type="time" office:time-value="PT00H00M01.993034S" calcext:value-type="time">
            <text:p>00:01.993034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54]=&quot;&quot;;&quot;&quot;;[.E154]-[.C154])">
            <text:p/>
          </table:table-cell>
          <table:table-cell table:formula="of:=IF([.D154]=&quot;&quot;;&quot;&quot;;[.D154]-[.E154])" office:value-type="time" office:time-value="PT00H00M00.008944S" calcext:value-type="time">
            <text:p>00:00.008944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9.318843</text:p>
          </table:table-cell>
          <table:table-cell table:style-name="ce1" office:value-type="string" calcext:value-type="string">
            <text:p>22:51:47.297744</text:p>
          </table:table-cell>
          <table:table-cell table:formula="of:=IF([.B155]-[.A155]&gt;0;[.B155]-[.A155];&quot;&quot;)">
            <text:p/>
          </table:table-cell>
          <table:table-cell table:formula="of:=IF([.B155]-[.A155]&lt;0;[.A155]-[.B155];&quot;&quot;)" office:value-type="time" office:time-value="PT00H00M02.021099S" calcext:value-type="time">
            <text:p>00:02.021099</text:p>
          </table:table-cell>
          <table:table-cell table:style-name="ce3" office:value-type="time" office:time-value="PT00H00M01.98409S" calcext:value-type="time">
            <text:p>00:01.984090</text:p>
          </table:table-cell>
          <table:table-cell table:formula="of:=IF([.C155]=&quot;&quot;;&quot;&quot;;[.E155]-[.C155])">
            <text:p/>
          </table:table-cell>
          <table:table-cell table:formula="of:=IF([.D155]=&quot;&quot;;&quot;&quot;;[.D155]-[.E155])" office:value-type="time" office:time-value="PT00H00M00.037009S" calcext:value-type="time">
            <text:p>00:00.037009</text:p>
          </table:table-cell>
          <table:table-cell/>
        </table:table-row>
        <table:table-row table:style-name="ro1">
          <table:table-cell table:style-name="ce1" office:value-type="string" calcext:value-type="string">
            <text:p>22:51:49.387702</text:p>
          </table:table-cell>
          <table:table-cell table:style-name="ce1" office:value-type="string" calcext:value-type="string">
            <text:p>22:51:47.397757</text:p>
          </table:table-cell>
          <table:table-cell table:style-name="ce3" table:formula="of:=IF([.B156]-[.A156]&gt;0;[.B156]-[.A156];&quot;&quot;)">
            <text:p/>
          </table:table-cell>
          <table:table-cell table:style-name="ce3" table:formula="of:=IF([.B156]-[.A156]&lt;0;[.A156]-[.B156];&quot;&quot;)" office:value-type="time" office:time-value="PT00H00M01.989945S" calcext:value-type="time">
            <text:p>00:01.989945</text:p>
          </table:table-cell>
          <table:table-cell table:style-name="ce7" office:value-type="time" office:time-value="PT00H00M01.98409S" calcext:value-type="time">
            <text:p>00:01.984090</text:p>
          </table:table-cell>
          <table:table-cell table:style-name="ce3" table:formula="of:=IF([.C156]=&quot;&quot;;&quot;&quot;;[.E156]-[.C156])">
            <text:p/>
          </table:table-cell>
          <table:table-cell table:style-name="ce3" table:formula="of:=IF([.D156]=&quot;&quot;;&quot;&quot;;[.D156]-[.E156])" office:value-type="time" office:time-value="PT00H00M00.005855S" calcext:value-type="time">
            <text:p>00:00.005855</text:p>
          </table:table-cell>
          <table:table-cell/>
        </table:table-row>
        <table:table-row table:style-name="ro1">
          <table:table-cell table:number-columns-repeated="2"/>
          <table:table-cell table:style-name="ce4" table:formula="of:=AVERAGE([.C$1:.C156])" office:value-type="time" office:time-value="PT00H00M01.970680385S" calcext:value-type="time">
            <text:p>00:01.970680</text:p>
          </table:table-cell>
          <table:table-cell table:style-name="ce4" table:formula="of:=AVERAGE([.D$1:.D156])" office:value-type="time" office:time-value="PT00H00M01.997500538S" calcext:value-type="time">
            <text:p>00:01.997501</text:p>
          </table:table-cell>
          <table:table-cell table:style-name="ce8" table:formula="of:=([.C157]+[.D157])/2" office:value-type="time" office:time-value="PT00H00M01.984090462S" calcext:value-type="time">
            <text:p>00:01.984090</text:p>
          </table:table-cell>
          <table:table-cell table:style-name="ce4" table:formula="of:=AVERAGE([.F$1:.F156])" office:value-type="time" office:time-value="PT00H00M00.013409615S" calcext:value-type="time">
            <text:p>00:00.013410</text:p>
          </table:table-cell>
          <table:table-cell table:style-name="ce4" table:formula="of:=AVERAGE([.G$1:.G156])" office:value-type="time" office:time-value="PT00H00M00.013410538S" calcext:value-type="time">
            <text:p>00:00.013411</text:p>
          </table:table-cell>
          <table:table-cell table:style-name="ce9" office:value-type="string" calcext:value-type="string">
            <text:p>average</text:p>
          </table:table-cell>
        </table:table-row>
        <table:table-row table:style-name="ro1">
          <table:table-cell table:number-columns-repeated="5"/>
          <table:table-cell table:style-name="ce4" table:formula="of:=MIN([.F$1:.F156])" office:value-type="time" office:time-value="PT00H00M00.000974S" calcext:value-type="time">
            <text:p>00:00.000974</text:p>
          </table:table-cell>
          <table:table-cell table:style-name="ce4" table:formula="of:=MIN([.G$1:.G156])" office:value-type="time" office:time-value="-PT00H00M00.000048S" calcext:value-type="time">
            <text:p>59:59.999952</text:p>
          </table:table-cell>
          <table:table-cell table:style-name="ce9" office:value-type="string" calcext:value-type="string">
            <text:p>min</text:p>
          </table:table-cell>
        </table:table-row>
        <table:table-row table:style-name="ro1">
          <table:table-cell table:number-columns-repeated="5"/>
          <table:table-cell table:style-name="ce4" table:formula="of:=MAX([.F$1:.F156])" office:value-type="time" office:time-value="PT00H00M00.073526S" calcext:value-type="time">
            <text:p>00:00.073526</text:p>
          </table:table-cell>
          <table:table-cell table:style-name="ce4" table:formula="of:=MAX([.G$1:.G156])" office:value-type="time" office:time-value="PT00H00M00.046746S" calcext:value-type="time">
            <text:p>00:00.046746</text:p>
          </table:table-cell>
          <table:table-cell table:style-name="ce9" office:value-type="string" calcext:value-type="string">
            <text:p>max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Assumption to use this data reduction method: <text:s/>SYMMETRIC BI-DIRECTIONAL COMMS </text:p>
          </table:table-cell>
          <table:table-cell table:style-name="ce6" table:number-columns-repeated="2"/>
          <table:table-cell table:style-name="ce4" table:formula="of:=MEDIAN([.F$1:.F156])" office:value-type="time" office:time-value="PT00H00M00.0097995S" calcext:value-type="time">
            <text:p>00:00.009800</text:p>
          </table:table-cell>
          <table:table-cell table:style-name="ce4" table:formula="of:=MEDIAN([.G$1:.G156])" office:value-type="time" office:time-value="PT00H00M00.0083335S" calcext:value-type="time">
            <text:p>00:00.008334</text:p>
          </table:table-cell>
          <table:table-cell table:style-name="ce9" office:value-type="string" calcext:value-type="string">
            <text:p>median</text:p>
          </table:table-cell>
        </table:table-row>
        <table:table-row table:style-name="ro1">
          <table:table-cell table:number-columns-repeated="5"/>
          <table:table-cell table:style-name="ce4" table:formula="of:=STDEV([.F$1:.F156])" office:value-type="time" office:time-value="PT00H00M00.011410812S" calcext:value-type="time">
            <text:p>00:00.011411</text:p>
          </table:table-cell>
          <table:table-cell table:style-name="ce4" table:formula="of:=STDEV([.G$1:.G156])" office:value-type="time" office:time-value="PT00H00M00.011675355S" calcext:value-type="time">
            <text:p>00:00.011675</text:p>
          </table:table-cell>
          <table:table-cell table:style-name="ce9" office:value-type="string" calcext:value-type="string">
            <text:p>stdev</text:p>
          </table:table-cell>
        </table:table-row>
        <table:table-row table:style-name="ro1" table:number-rows-repeated="104841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 number:decimal-places="7"/>
    </number:time-style>
    <number:time-style style:name="N112">
      <number:minutes number:style="long"/>
      <number:text>:</number:text>
      <number:seconds number:style="long" number:decimal-places="6"/>
    </number:tim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5">00/00/0000</text:date>, <text:time style:data-style-name="N2" text:time-value="20:25:18.265376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5T20:34:26.540831319</dc:date>
    <meta:editing-duration>PT34M44S</meta:editing-duration>
    <meta:editing-cycles>10</meta:editing-cycles>
    <meta:generator>LibreOffice/4.3.3.2$Linux_ARM_EABI LibreOffice_project/430m0$Build-2</meta:generator>
    <meta:document-statistic meta:table-count="1" meta:cell-count="11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12">
      <number:minutes number:style="long"/>
      <number:text>:</number:text>
      <number:seconds number:style="long" number:decimal-places="6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63cm" svg:y="4.201cm" style:legend-expansion="high" chart:style-name="ch2"/>
        <chart:plot-area chart:style-name="ch3" table:cell-range-address="myparse.F1:myparse.F156" svg:x="0.32cm" svg:y="0.18cm" svg:width="13.123cm" svg:height="8.64cm">
          <chartooo:coordinate-region svg:x="2.635cm" svg:y="0.379cm" svg:width="10.808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yparse.F1:myparse.F156" chart:class="chart:bar">
            <chart:data-point chart:repeated="1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453240740740741">
                <text:p>0.0000000453240740740741</text:p>
                <draw:g>
                  <svg:desc>myparse.F1:myparse.F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333622685185185">
                <text:p>0.000000333622685185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920949074074074">
                <text:p>0.00000009209490740740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448958333333333">
                <text:p>0.0000000448958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578935185185185">
                <text:p>0.0000000578935185185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623263888888889">
                <text:p>0.00000006232638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143564814814815">
                <text:p>0.000000143564814814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247789351851852">
                <text:p>0.0000002477893518518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744444444444444">
                <text:p>0.00000007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926851851851852">
                <text:p>0.0000000926851851851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912037037037037">
                <text:p>0.0000000912037037037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132094907407407">
                <text:p>0.0000001320949074074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0856597222222222">
                <text:p>0.0000000856597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0227546296296296">
                <text:p>0.00000002275462962962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103645833333333">
                <text:p>0.0000001036458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0609027777777778">
                <text:p>0.0000000609027777777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131423611111111">
                <text:p>0.000000131423611111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208576388888889">
                <text:p>0.000000208576388888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132291666666667">
                <text:p>0.000000132291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130405092592593">
                <text:p>0.0000001304050925925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190960648148148">
                <text:p>0.0000001909606481481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0779166666666667">
                <text:p>0.00000007791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0740277777777778">
                <text:p>0.00000007402777777777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0112731481481481">
                <text:p>0.00000001127314814814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0766666666666667">
                <text:p>0.0000000766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135138888888889">
                <text:p>0.0000001351388888888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0134189814814815">
                <text:p>0.0000001341898148148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0136666666666667">
                <text:p>0.000000136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0108958333333333">
                <text:p>0.000000108958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049119212962963">
                <text:p>0.000000491192129629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00671412037037037">
                <text:p>0.00000006714120370370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0282847222222222">
                <text:p>0.0000002828472222222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0105127314814815">
                <text:p>0.0000001051273148148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052525462962963">
                <text:p>0.000000525254629629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0111365740740741">
                <text:p>0.0000001113657407407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0399386574074074">
                <text:p>0.0000003993865740740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0218668981481481">
                <text:p>0.0000002186689814814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0158564814814815">
                <text:p>0.0000001585648148148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0137326388888889">
                <text:p>0.0000001373263888888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00571180555555556">
                <text:p>0.00000005711805555555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00722106481481481">
                <text:p>0.00000007221064814814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00622800925925926">
                <text:p>0.00000006228009259259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0488136574074074">
                <text:p>0.0000004881365740740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00555671296296296">
                <text:p>0.00000005556712962962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0288935185185185">
                <text:p>0.0000002889351851851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0113912037037037">
                <text:p>0.0000001139120370370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0174907407407407">
                <text:p>0.0000001749074074074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011037037037037">
                <text:p>0.000000110370370370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00661805555555556">
                <text:p>0.00000006618055555555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0655902777777778">
                <text:p>0.00000006559027777777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00939467592592592">
                <text:p>0.00000009394675925925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0209652777777778">
                <text:p>0.0000002096527777777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000836921296296296">
                <text:p>0.00000008369212962962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0250347222222222">
                <text:p>0.0000002503472222222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00792708333333333">
                <text:p>0.0000000792708333333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000920138888888889">
                <text:p>0.00000009201388888888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0085099537037037">
                <text:p>0.000000850995370370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00156342592592593">
                <text:p>0.0000001563425925925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0036849537037037">
                <text:p>0.000000368495370370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00256689814814815">
                <text:p>0.0000002566898148148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000878472222222222">
                <text:p>0.00000008784722222222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000777314814814815">
                <text:p>0.00000007773148148148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0128171296296296">
                <text:p>0.0000001281712962962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00126793981481481">
                <text:p>0.0000001267939814814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000722916666666667">
                <text:p>0.000000072291666666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000796064814814815">
                <text:p>0.00000007960648148148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000847222222222222">
                <text:p>0.00000008472222222222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00112928240740741">
                <text:p>0.0000001129282407407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00175150462962963">
                <text:p>0.0000001751504629629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00234108796296296">
                <text:p>0.0000002341087962962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00274548611111111">
                <text:p>0.0000002745486111111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0013212962962963">
                <text:p>0.000000132129629629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00925810185185185">
                <text:p>0.00000009258101851851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000924074074074074">
                <text:p>0.00000009240740740740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001471875">
                <text:p>0.00000014718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00176539351851852">
                <text:p>0.0000001765393518518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00148483796296296">
                <text:p>0.0000001484837962962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0012974537037037">
                <text:p>0.000000129745370370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12">
      <number:minutes number:style="long"/>
      <number:text>:</number:text>
      <number:seconds number:style="long" number:decimal-places="6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bar" chart:style-name="ch1">
        <chart:legend chart:legend-position="end" svg:x="13.718cm" svg:y="4.204cm" style:legend-expansion="high" chart:style-name="ch2"/>
        <chart:plot-area chart:style-name="ch3" table:cell-range-address="myparse.G27:myparse.G156" svg:x="0.32cm" svg:y="0.18cm" svg:width="13.078cm" svg:height="8.646cm">
          <chartooo:coordinate-region svg:x="2.635cm" svg:y="0.379cm" svg:width="10.763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yparse.G27:myparse.G156" chart:class="chart:bar">
            <chart:data-point chart:repeated="1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320023148148148">
                <text:p>0.0000000320023148148148</text:p>
                <draw:g>
                  <svg:desc>myparse.G27:myparse.G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380625">
                <text:p>0.00000038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248217592592593">
                <text:p>0.0000002482175925925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337719907407407">
                <text:p>0.0000003377199074074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131493055555556">
                <text:p>0.00000013149305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319675925925926">
                <text:p>0.0000003196759259259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139363425925926">
                <text:p>0.000000139363425925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122175925925926">
                <text:p>0.000000122175925925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108888888888889">
                <text:p>0.0000001088888888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643402777777778">
                <text:p>0.0000000643402777777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36755787037037">
                <text:p>0.00000036755787037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102719907407407">
                <text:p>0.0000001027199074074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206585648148148">
                <text:p>0.0000002065856481481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328888888888889">
                <text:p>0.00000032888888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0632291666666667">
                <text:p>0.0000000632291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136539351851852">
                <text:p>0.0000001365393518518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0699652777777778">
                <text:p>0.0000000699652777777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541041666666667">
                <text:p>0.000000541041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0699189814814815">
                <text:p>0.0000000699189814814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358553240740741">
                <text:p>0.000000358553240740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0646296296296296">
                <text:p>0.00000006462962962962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0661342592592593">
                <text:p>0.00000006613425925925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0319560185185185">
                <text:p>0.00000003195601851851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0953240740740741">
                <text:p>0.00000009532407407407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0818518518518519">
                <text:p>0.00000008185185185185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0629861111111111">
                <text:p>0.00000006298611111111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00510532407407407">
                <text:p>0.00000005105324074074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0213831018518519">
                <text:p>0.0000002138310185185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0366238425925926">
                <text:p>0.0000003662384259259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00890277777777778">
                <text:p>0.00000008902777777777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00700347222222222">
                <text:p>0.00000007003472222222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00669791666666667">
                <text:p>0.0000000669791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00424189814814815">
                <text:p>0.00000004241898148148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0456597222222222">
                <text:p>0.0000004565972222222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00699189814814815">
                <text:p>0.00000006991898148148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00585763888888889">
                <text:p>0.00000005857638888888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0448136574074074">
                <text:p>0.0000004481365740740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00975810185185185">
                <text:p>0.00000009758101851851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018744212962963">
                <text:p>0.000000187442129629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0167685185185185">
                <text:p>0.0000001676851851851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00925">
                <text:p>0.00000009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0357384259259259">
                <text:p>0.0000003573842592592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00811805555555556">
                <text:p>0.00000008118055555555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00492939814814815">
                <text:p>0.00000004929398148148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00802083333333333">
                <text:p>0.000000080208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0101597222222222">
                <text:p>0.0000001015972222222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00640625">
                <text:p>0.0000000640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00779166666666667">
                <text:p>0.00000007791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0084849537037037">
                <text:p>0.0000000848495370370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367824074074074">
                <text:p>0.0000003678240740740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021525462962963">
                <text:p>0.000000215254629629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00161805555555556">
                <text:p>0.00000001618055555555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000518287037037037">
                <text:p>0.00000005182870370370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0040787037037037">
                <text:p>0.0000000407870370370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00898842592592592">
                <text:p>0.00000008988425925925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00110775462962963">
                <text:p>0.0000001107754629629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00132962962962963">
                <text:p>0.0000001329629629629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00104305555555556">
                <text:p>0.0000001043055555555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00048900462962963">
                <text:p>0.0000000489004629629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000904976851851852">
                <text:p>0.00000009049768518518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0000000555555555555556">
                <text:p>-0.0000000005555555555555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000581712962962963">
                <text:p>0.00000005817129629629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0279861111111111">
                <text:p>0.0000002798611111111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00127650462962963">
                <text:p>0.0000001276504629629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00476273148148148">
                <text:p>0.0000004762731481481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00107951388888889">
                <text:p>0.0000001079513888888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000399884259259259">
                <text:p>0.00000003998842592592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000251967592592593">
                <text:p>0.00000002519675925925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000269907407407407">
                <text:p>0.00000002699074074074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00179375">
                <text:p>0.000000179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00287384259259259">
                <text:p>0.0000002873842592592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000338657407407407">
                <text:p>0.00000003386574074074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018318287037037">
                <text:p>0.000000183182870370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000508796296296296">
                <text:p>0.00000005087962962962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00454791666666667">
                <text:p>0.000000454791666666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00103518518518519">
                <text:p>0.0000001035185185185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00428344907407407">
                <text:p>0.0000004283449074074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000677662037036988">
                <text:p>0.00000006776620370369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